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paragraph-properties fo:text-align="center" style:justify-single-word="false"/>
    </style:style>
    <style:style style:name="P3" style:family="paragraph" style:parent-style-name="Body_20_Text_20_First_20_Indent">
      <style:text-properties fo:font-size="14pt" style:font-size-asian="14pt" style:font-size-complex="14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text-properties style:font-name="Times New Roman" fo:font-size="12pt" style:font-size-asian="12pt" style:font-size-complex="12pt"/>
    </style:style>
    <style:style style:name="P6" style:family="paragraph" style:parent-style-name="Body_20_Text_20_First_20_Indent">
      <style:text-properties style:font-name="Times New Roman" fo:font-weight="normal" style:font-weight-asian="bold" style:font-weight-complex="bold"/>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9" style:family="paragraph" style:parent-style-name="Body_20_Text_20_First_20_Indent">
      <style:text-properties style:font-name="Times-Roman" fo:font-size="12pt" style:font-name-asian="Times-Roman" style:font-size-asian="12pt" style:font-name-complex="Times-Roman" style:font-size-complex="12pt"/>
    </style:style>
    <style:style style:name="P10" style:family="paragraph" style:parent-style-name="Code">
      <style:text-properties style:language-asian="zh" style:country-asian="CN"/>
    </style:style>
    <style:style style:name="P11" style:family="paragraph" style:parent-style-name="Code">
      <style:text-properties fo:font-weight="normal" style:font-weight-asian="normal" style:font-weight-complex="normal"/>
    </style:style>
    <style:style style:name="P12" style:family="paragraph" style:parent-style-name="Code">
      <style:text-properties style:font-name="Tms Rmn1" fo:font-size="10pt" style:font-name-asian="Tms Rmn1" style:font-size-asian="10pt" style:font-name-complex="Tms Rmn1" style:font-size-complex="10pt"/>
    </style:style>
    <style:style style:name="P13" style:family="paragraph" style:parent-style-name="Standard">
      <style:text-properties style:font-name="Times New Roman" fo:font-weight="bold" style:language-asian="zh" style:country-asian="CN" style:font-weight-asian="bold" style:font-name-complex="Times New Roman" style:font-weight-complex="bold"/>
    </style:style>
    <style:style style:name="P14" style:family="paragraph" style:parent-style-name="Standard">
      <style:text-properties style:font-name="Times New Roman" style:font-name-complex="Times New Roman"/>
    </style:style>
    <style:style style:name="P1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 style:family="paragraph" style:parent-style-name="Standard">
      <style:text-properties style:font-name="Times New Roman" fo:font-size="12pt" fo:font-weight="normal" style:font-size-asian="12pt" style:font-size-complex="12pt"/>
    </style:style>
    <style:style style:name="P17" style:family="paragraph" style:parent-style-name="Standard">
      <style:text-properties style:font-name="Times New Roman" fo:font-style="normal" style:font-style-asian="italic" style:font-name-complex="Times New Roman" style:font-style-complex="italic"/>
    </style:style>
    <style:style style:name="P18" style:family="paragraph" style:parent-style-name="Standard">
      <style:text-properties style:font-name="Times New Roman" style:language-asian="zh" style:country-asian="CN" style:font-name-complex="Times New Roman"/>
    </style:style>
    <style:style style:name="P19" style:family="paragraph" style:parent-style-name="Standard">
      <style:text-properties fo:font-weight="bold"/>
    </style:style>
    <style:style style:name="P20" style:family="paragraph" style:parent-style-name="Standard">
      <style:text-properties fo:font-weight="bold" style:language-asian="zh" style:country-asian="CN" style:font-weight-asian="bold"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size="12pt" style:font-size-asian="12pt" style:font-size-complex="12pt"/>
    </style:style>
    <style:style style:name="P23" style:family="paragraph" style:parent-style-name="Standard">
      <style:text-properties style:language-asian="zh" style:country-asian="CN"/>
    </style:style>
    <style:style style:name="P2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5" style:family="paragraph" style:parent-style-name="Standard">
      <style:text-properties fo:color="#000000" style:font-name="Helv" fo:font-size="10pt" style:font-size-asian="10pt" style:font-name-complex="Helv" style:font-size-complex="10pt"/>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line-through-style="none" style:font-name="Times New Roman" fo:font-style="italic" style:font-style-asian="italic" style:font-name-complex="Times New Roman" style:font-style-complex="italic"/>
    </style:style>
    <style:style style:name="P2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9" style:family="paragraph" style:parent-style-name="Standard">
      <style:text-properties fo:font-style="italic" fo:font-weight="bold" style:font-weight-asian="normal" style:font-weight-complex="normal"/>
    </style:style>
    <style:style style:name="P3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3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3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3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37" style:family="paragraph" style:parent-style-name="Code">
      <style:paragraph-properties fo:orphans="2" fo:widows="2" style:writing-mode="lr-tb"/>
    </style:style>
    <style:style style:name="P3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9" style:family="paragraph" style:parent-style-name="Code">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style:font-name="Times New Roman" style:font-name-complex="Times New Roman"/>
    </style:style>
    <style:style style:name="P42"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3" style:family="paragraph" style:parent-style-name="List_20_Paragraph">
      <style:paragraph-properties fo:margin-left="0cm" fo:margin-right="0cm" fo:text-indent="0cm" style:auto-text-indent="false"/>
      <style:text-properties style:font-name="Times New Roman" style:font-name-complex="Times New Roman"/>
    </style:style>
    <style:style style:name="P44" style:family="paragraph" style:parent-style-name="Code">
      <style:paragraph-properties fo:margin-left="1.27cm" fo:margin-right="0cm" fo:text-indent="-0.559cm" style:auto-text-indent="false"/>
    </style:style>
    <style:style style:name="P45"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style:font-name="Times New Roman" style:font-name-asian="Times New Roman"/>
    </style:style>
    <style:style style:name="P48" style:family="paragraph" style:parent-style-name="Standard">
      <style:paragraph-properties fo:margin-left="0.049cm" fo:margin-right="0cm" fo:margin-top="0.423cm" fo:margin-bottom="0.106cm" fo:orphans="2" fo:widows="2" fo:text-indent="0cm" style:auto-text-indent="false" style:writing-mode="lr-tb"/>
    </style:style>
    <style:style style:name="P49" style:family="paragraph" style:parent-style-name="Text_20_body">
      <style:paragraph-properties fo:margin-left="0.635cm" fo:margin-right="0cm" fo:text-indent="0cm" style:auto-text-indent="false"/>
    </style:style>
    <style:style style:name="P50" style:family="paragraph" style:parent-style-name="Text_20_body_20_indent">
      <style:text-properties style:font-name="Tms Rmn"/>
    </style:style>
    <style:style style:name="P51"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52"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53" style:family="paragraph" style:parent-style-name="Contents_20_1">
      <style:paragraph-properties>
        <style:tab-stops>
          <style:tab-stop style:position="17.526cm" style:type="right" style:leader-style="dotted" style:leader-text="."/>
        </style:tab-stops>
      </style:paragraph-properties>
    </style:style>
    <style:style style:name="P54" style:family="paragraph" style:parent-style-name="Contents_20_2">
      <style:paragraph-properties>
        <style:tab-stops>
          <style:tab-stop style:position="17.103cm" style:type="right" style:leader-style="dotted" style:leader-text="."/>
        </style:tab-stops>
      </style:paragraph-properties>
    </style:style>
    <style:style style:name="P55" style:family="paragraph" style:parent-style-name="Contents_20_3">
      <style:paragraph-properties>
        <style:tab-stops>
          <style:tab-stop style:position="16.679cm" style:type="right" style:leader-style="dotted" style:leader-text="."/>
        </style:tab-stops>
      </style:paragraph-properties>
    </style:style>
    <style:style style:name="P56" style:family="paragraph" style:parent-style-name="Contents_20_4">
      <style:paragraph-properties>
        <style:tab-stops>
          <style:tab-stop style:position="16.028cm" style:type="right" style:leader-style="dotted" style:leader-text="."/>
        </style:tab-stops>
      </style:paragraph-properties>
    </style:style>
    <style:style style:name="P57" style:family="paragraph" style:parent-style-name="Standard" style:list-style-name="L1"/>
    <style:style style:name="P58" style:family="paragraph" style:parent-style-name="Standard" style:list-style-name="L2">
      <style:text-properties fo:font-weight="bold" style:font-weight-asian="bold" style:font-weight-complex="bold"/>
    </style:style>
    <style:style style:name="P59" style:family="paragraph" style:parent-style-name="Standard" style:list-style-name="L3"/>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6"/>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list-style-name="L13"/>
    <style:style style:name="P70" style:family="paragraph" style:parent-style-name="Standard" style:list-style-name="L14"/>
    <style:style style:name="P71" style:family="paragraph" style:parent-style-name="Standard" style:list-style-name="L15"/>
    <style:style style:name="P72" style:family="paragraph" style:parent-style-name="Standard" style:list-style-name="L16"/>
    <style:style style:name="P73" style:family="paragraph" style:parent-style-name="Standard" style:list-style-name="L17">
      <style:text-properties fo:font-size="12pt" style:font-size-asian="12pt" style:font-size-complex="12pt"/>
    </style:style>
    <style:style style:name="P74" style:family="paragraph" style:parent-style-name="Standard" style:list-style-name="L18"/>
    <style:style style:name="P75" style:family="paragraph" style:parent-style-name="Standard" style:list-style-name="L19"/>
    <style:style style:name="P76" style:family="paragraph" style:parent-style-name="Standard" style:list-style-name="L20"/>
    <style:style style:name="P77" style:family="paragraph" style:parent-style-name="Standard" style:list-style-name="L21"/>
    <style:style style:name="P78" style:family="paragraph" style:parent-style-name="Standard" style:list-style-name="L22"/>
    <style:style style:name="P79" style:family="paragraph" style:parent-style-name="Standard" style:list-style-name="L23"/>
    <style:style style:name="P80" style:family="paragraph" style:parent-style-name="Standard" style:list-style-name="WW8Num28"/>
    <style:style style:name="P81" style:family="paragraph" style:parent-style-name="Standard">
      <style:text-properties style:language-asian="zh" style:country-asian="CN"/>
    </style:style>
    <style:style style:name="P82" style:family="paragraph" style:parent-style-name="Standard" style:list-style-name="WW8Num10">
      <style:paragraph-properties fo:margin-top="0cm" fo:margin-bottom="0cm"/>
      <style:text-properties fo:color="#000000"/>
    </style:style>
    <style:style style:name="P83"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84"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85" style:family="paragraph" style:parent-style-name="Standard" style:list-style-name="L24">
      <style:paragraph-properties fo:margin-left="0cm" fo:margin-right="0cm" fo:text-indent="0cm" style:auto-text-indent="false"/>
      <style:text-properties fo:font-weight="normal" style:font-weight-asian="normal" style:font-weight-complex="normal"/>
    </style:style>
    <style:style style:name="P86" style:family="paragraph" style:parent-style-name="Standard">
      <style:paragraph-properties fo:margin-left="0cm" fo:margin-right="0cm" fo:text-indent="0cm" style:auto-text-indent="false"/>
      <style:text-properties style:language-asian="zh" style:country-asian="CN"/>
    </style:style>
    <style:style style:name="P87" style:family="paragraph" style:parent-style-name="Heading_20_1">
      <style:text-properties style:font-name="Times New Roman" fo:font-size="16pt" style:font-size-asian="16pt" style:font-size-complex="16pt"/>
    </style:style>
    <style:style style:name="P88" style:family="paragraph" style:parent-style-name="Heading_20_1">
      <style:text-properties style:font-name="Times New Roman" fo:font-size="14pt" style:font-size-asian="14pt" style:font-size-complex="14pt"/>
    </style:style>
    <style:style style:name="P89" style:family="paragraph" style:parent-style-name="Heading_20_1">
      <style:text-properties style:font-name="Times-Roman" fo:font-size="14pt" style:font-name-asian="Times-Roman" style:font-size-asian="14pt" style:font-name-complex="Times-Roman" style:font-size-complex="14pt"/>
    </style:style>
    <style:style style:name="P90" style:family="paragraph" style:parent-style-name="Heading_20_1">
      <style:text-properties fo:font-size="14pt" style:font-size-asian="14pt" style:font-size-complex="14pt"/>
    </style:style>
    <style:style style:name="P91" style:family="paragraph" style:parent-style-name="Heading_20_1">
      <style:text-properties style:font-name="Arial" fo:font-size="14pt" style:font-size-asian="14pt" style:font-size-complex="14pt"/>
    </style:style>
    <style:style style:name="P92" style:family="paragraph" style:parent-style-name="Heading_20_1" style:list-style-name="L26"/>
    <style:style style:name="P93" style:family="paragraph" style:parent-style-name="Heading_20_1">
      <style:paragraph-properties fo:margin-left="0cm" fo:margin-right="0cm" fo:text-indent="0cm" style:auto-text-indent="false"/>
      <style:text-properties fo:font-size="14pt" style:font-size-asian="14pt" style:font-size-complex="14pt"/>
    </style:style>
    <style:style style:name="P94" style:family="paragraph" style:parent-style-name="Heading_20_2">
      <style:text-properties style:font-name="Times New Roman"/>
    </style:style>
    <style:style style:name="P95" style:family="paragraph" style:parent-style-name="Heading_20_2" style:list-style-name="L26"/>
    <style:style style:name="P96"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97"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9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Heading_20_3">
      <style:text-properties fo:font-size="12pt" style:font-size-asian="12pt" style:font-size-complex="12pt"/>
    </style:style>
    <style:style style:name="P100" style:family="paragraph" style:parent-style-name="Heading_20_3">
      <style:text-properties fo:font-size="10pt" style:font-size-asian="10pt" style:font-size-complex="10pt"/>
    </style:style>
    <style:style style:name="P101" style:family="paragraph" style:parent-style-name="Heading_20_3">
      <style:text-properties style:font-name="Arial"/>
    </style:style>
    <style:style style:name="P102" style:family="paragraph" style:parent-style-name="Heading_20_3">
      <style:text-properties style:font-name="Arial" fo:font-size="13pt" style:font-size-asian="13pt" style:font-size-complex="13pt"/>
    </style:style>
    <style:style style:name="P103"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04" style:family="paragraph" style:parent-style-name="Heading_20_3">
      <style:text-properties style:font-name="Tms Rmn"/>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Heading_20_3">
      <style:text-properties fo:color="#333333" fo:font-size="12pt" style:font-size-asian="12pt" style:font-size-complex="12pt"/>
    </style:style>
    <style:style style:name="P107"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108"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10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1" style:family="paragraph" style:parent-style-name="Heading_20_3">
      <style:paragraph-properties fo:margin-left="0cm" fo:margin-right="0cm" fo:text-indent="0cm" style:auto-text-indent="false"/>
    </style:style>
    <style:style style:name="P112"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113"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4" style:family="paragraph" style:parent-style-name="Heading_20_4">
      <style:text-properties style:font-name="Times New Roman" fo:font-size="12pt" fo:font-weight="bold" style:font-size-asian="12pt" style:font-size-complex="12pt"/>
    </style:style>
    <style:style style:name="P11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6" style:family="paragraph" style:parent-style-name="Text_20_body_20_indent" style:list-style-name="WW8Num27"/>
    <style:style style:name="P117" style:family="paragraph" style:parent-style-name="Text_20_body_20_indent" style:list-style-name="WW8Num28">
      <style:text-properties style:font-name="Tms Rmn" fo:font-weight="bold"/>
    </style:style>
    <style:style style:name="P118" style:family="paragraph" style:parent-style-name="List_20_Number">
      <style:paragraph-properties fo:margin-left="1.27cm" fo:margin-right="0cm" fo:text-indent="0.635cm" style:auto-text-indent="false"/>
    </style:style>
    <style:style style:name="P119" style:family="paragraph" style:parent-style-name="List_20_Number">
      <style:paragraph-properties fo:margin-left="1.27cm" fo:margin-right="0cm" fo:text-indent="0.635cm" style:auto-text-indent="false"/>
      <style:text-properties style:font-name="Tms Rmn"/>
    </style:style>
    <style:style style:name="P120" style:family="paragraph" style:parent-style-name="List_20_Number">
      <style:paragraph-properties fo:margin-left="0.635cm" fo:margin-right="0cm" fo:text-indent="0cm" style:auto-text-indent="false"/>
      <style:text-properties style:font-name="Tms Rmn"/>
    </style:style>
    <style:style style:name="P121" style:family="paragraph" style:parent-style-name="List_20_Number">
      <style:paragraph-properties fo:margin-left="0cm" fo:margin-right="0cm" fo:text-indent="0cm" style:auto-text-indent="false"/>
    </style:style>
    <style:style style:name="P122" style:family="paragraph" style:parent-style-name="List_20_Number">
      <style:paragraph-properties fo:margin-left="0cm" fo:margin-right="0cm" fo:text-indent="0cm" style:auto-text-indent="false"/>
      <style:text-properties style:font-name="Tms Rmn"/>
    </style:style>
    <style:style style:name="P123" style:family="paragraph" style:parent-style-name="List_20_Number" style:list-style-name="WW8Num14">
      <style:paragraph-properties fo:margin-left="0cm" fo:margin-right="0cm" fo:text-indent="0cm" style:auto-text-indent="false"/>
    </style:style>
    <style:style style:name="P124" style:family="paragraph" style:parent-style-name="List_20_Number" style:list-style-name="WW8Num14">
      <style:paragraph-properties fo:margin-left="0cm" fo:margin-right="0cm" fo:text-indent="0cm" style:auto-text-indent="false"/>
      <style:text-properties fo:color="#000000"/>
    </style:style>
    <style:style style:name="P125" style:family="paragraph" style:parent-style-name="List_20_Number" style:list-style-name="WW8Num29">
      <style:paragraph-properties fo:margin-left="0cm" fo:margin-right="0cm" fo:text-indent="0cm" style:auto-text-indent="false"/>
    </style:style>
    <style:style style:name="P126" style:family="paragraph" style:parent-style-name="List_20_Number">
      <style:paragraph-properties fo:margin-left="2.54cm" fo:margin-right="0cm" fo:text-indent="0cm" style:auto-text-indent="false"/>
    </style:style>
    <style:style style:name="P127" style:family="paragraph" style:parent-style-name="List_20_Number">
      <style:paragraph-properties fo:margin-left="2.54cm" fo:margin-right="0cm" fo:text-indent="0cm" style:auto-text-indent="false">
        <style:tab-stops>
          <style:tab-stop style:position="2.921cm"/>
        </style:tab-stops>
      </style:paragraph-properties>
    </style:style>
    <style:style style:name="P128"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29"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30"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31" style:family="paragraph" style:parent-style-name="List_20_Number">
      <style:paragraph-properties fo:margin-left="2.54cm" fo:margin-right="0cm" fo:text-indent="0cm" style:auto-text-indent="false"/>
      <style:text-properties fo:font-style="italic" style:font-style-asian="italic"/>
    </style:style>
    <style:style style:name="P132"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33" style:family="paragraph" style:parent-style-name="List_20_Number">
      <style:paragraph-properties fo:margin-left="2.54cm" fo:margin-right="0cm" fo:text-indent="0cm" style:auto-text-indent="false"/>
      <style:text-properties fo:color="#000000" fo:font-style="italic" style:font-style-asian="italic"/>
    </style:style>
    <style:style style:name="P134" style:family="paragraph" style:parent-style-name="List_20_Number">
      <style:paragraph-properties fo:margin-left="2.54cm" fo:margin-right="0cm" fo:text-indent="0cm" style:auto-text-indent="false"/>
      <style:text-properties fo:color="#000000" fo:font-style="italic" style:font-style-asian="italic"/>
    </style:style>
    <style:style style:name="P13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3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3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39"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40" style:family="paragraph" style:parent-style-name="List_20_Number" style:list-style-name="WW8Num29">
      <style:paragraph-properties fo:margin-left="1.27cm" fo:margin-right="0cm" fo:text-indent="0cm" style:auto-text-indent="false"/>
    </style:style>
    <style:style style:name="P141"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42" style:family="paragraph" style:parent-style-name="Code" style:list-style-name="L27">
      <style:paragraph-properties fo:margin-left="0cm" fo:margin-right="0cm" fo:text-indent="0cm" style:auto-text-indent="false"/>
    </style:style>
    <style:style style:name="P14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45" style:family="paragraph" style:parent-style-name="Text_20_body" style:list-style-name="L25"/>
    <style:style style:name="P146" style:family="paragraph" style:parent-style-name="Text_20_body">
      <style:text-properties style:font-name="Tms Rmn" fo:font-weight="bold" style:font-weight-asian="bold" style:font-weight-complex="bold"/>
    </style:style>
    <style:style style:name="T1" style:family="text">
      <style:text-properties style:language-asian="zh" style:country-asian="CN"/>
    </style:style>
    <style:style style:name="T2" style:family="text">
      <style:text-properties fo:color="#000000"/>
    </style:style>
    <style:style style:name="T3" style:family="text">
      <style:text-properties fo:color="#000000" style:font-name="Times New Roman"/>
    </style:style>
    <style:style style:name="T4" style:family="text">
      <style:text-properties fo:color="#000000" style:font-name="Times New Roman" fo:font-size="12pt" style:font-size-asian="12pt" style:font-name-complex="Helv" style:font-size-complex="12pt"/>
    </style:style>
    <style:style style:name="T5" style:family="text">
      <style:text-properties fo:color="#000000" style:font-name-asian="Helv1" style:font-name-complex="Helv1"/>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fo:color="#000000" style:font-name="Helv" fo:font-size="10pt" style:font-size-asian="10pt" style:font-name-complex="Helv" style:font-size-complex="10pt"/>
    </style:style>
    <style:style style:name="T8" style:family="text">
      <style:text-properties fo:color="#000000" style:font-name-complex="Helv"/>
    </style:style>
    <style:style style:name="T9" style:family="text">
      <style:text-properties fo:color="#000000" fo:font-size="10pt" fo:font-style="normal" style:text-underline-style="none" fo:font-weight="normal" style:font-size-asian="10pt" style:font-size-complex="10pt"/>
    </style:style>
    <style:style style:name="T10" style:family="text">
      <style:text-properties fo:color="#000000" fo:font-weight="bold" style:font-weight-asian="bold" style:font-weight-complex="bold"/>
    </style:style>
    <style:style style:name="T11" style:family="text">
      <style:text-properties fo:color="#000000" style:language-asian="zh" style:country-asian="CN"/>
    </style:style>
    <style:style style:name="T12" style:family="text">
      <style:text-properties fo:color="#000000" style:text-underline-style="none" fo:font-weight="normal" style:language-asian="zh" style:country-asian="CN" style:font-weight-asian="normal" style:font-weight-complex="normal"/>
    </style:style>
    <style:style style:name="T13" style:family="text">
      <style:text-properties fo:color="#000000" style:text-underline-style="none" style:language-asian="zh" style:country-asian="CN"/>
    </style:style>
    <style:style style:name="T1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5" style:family="text">
      <style:text-properties fo:color="#0000ff" style:font-name="Helv" fo:font-size="10pt" style:font-size-asian="10pt" style:font-name-complex="Helv" style:font-size-complex="10pt"/>
    </style:style>
    <style:style style:name="T16" style:family="text">
      <style:text-properties fo:font-weight="normal" style:font-weight-asian="normal" style:font-weight-complex="normal"/>
    </style:style>
    <style:style style:name="T17" style:family="text">
      <style:text-properties fo:font-weight="normal" style:language-asian="zh" style:country-asian="CN" style:font-weight-asian="normal" style:font-weight-complex="normal"/>
    </style:style>
    <style:style style:name="T18" style:family="text">
      <style:text-properties fo:font-style="italic"/>
    </style:style>
    <style:style style:name="T19" style:family="text">
      <style:text-properties fo:font-style="italic" style:font-style-asian="italic"/>
    </style:style>
    <style:style style:name="T20" style:family="text">
      <style:text-properties fo:font-weight="bold"/>
    </style:style>
    <style:style style:name="T21" style:family="text">
      <style:text-properties fo:font-weight="bold" style:language-asian="zh" style:country-asian="CN"/>
    </style:style>
    <style:style style:name="T22" style:family="text">
      <style:text-properties fo:font-weight="bold" style:language-asian="zh" style:country-asian="CN" style:font-weight-asian="bold"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name="Times New Roman"/>
    </style:style>
    <style:style style:name="T26" style:family="text">
      <style:text-properties style:font-name="Times New Roman" fo:font-size="12pt" fo:font-weight="bold" style:font-size-asian="12pt" style:font-size-complex="12pt"/>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normal" style:font-size-asian="12pt" style:font-size-complex="12pt"/>
    </style:style>
    <style:style style:name="T29" style:family="text">
      <style:text-properties style:font-name="Times New Roman" fo:font-size="12pt" fo:font-weight="normal" style:font-size-asian="12pt" style:language-asian="zh" style:country-asian="CN" style:font-size-complex="12pt"/>
    </style:style>
    <style:style style:name="T30" style:family="text">
      <style:text-properties style:font-name="Times New Roman" fo:font-weight="normal" style:font-name-asian="TimesNewRomanPSMT" style:font-weight-asian="bold" style:font-name-complex="TimesNewRomanPSMT" style:font-weight-complex="bold"/>
    </style:style>
    <style:style style:name="T31" style:family="text">
      <style:text-properties style:font-name="Times New Roman" fo:font-weight="normal" style:font-weight-asian="bold" style:font-weight-complex="bold"/>
    </style:style>
    <style:style style:name="T32" style:family="text">
      <style:text-properties style:font-name="Times New Roman" fo:font-weight="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CN" style:font-size-complex="12pt"/>
    </style:style>
    <style:style style:name="T37" style:family="text">
      <style:text-properties fo:font-size="12pt" fo:font-weight="bold" style:font-size-asian="12pt" style:language-asian="zh" style:country-asian="CN" style:font-weight-asian="bold" style:font-size-complex="12pt" style:font-weight-complex="bold"/>
    </style:style>
    <style:style style:name="T38" style:family="text">
      <style:text-properties fo:font-size="14pt" style:font-size-asian="14pt" style:font-size-complex="14pt"/>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text-properties style:font-name="Arial" fo:font-weight="normal" style:font-name-asian="TimesNewRomanPSMT" style:font-weight-asian="bold" style:font-name-complex="TimesNewRomanPSMT" style:font-weight-complex="bold"/>
    </style:style>
    <style:style style:name="T41" style:family="text">
      <style:text-properties fo:color="#333333"/>
    </style:style>
    <style:style style:name="T4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3" style:family="text">
      <style:text-properties style:font-name="Times-Roman" fo:font-size="12pt" style:font-name-asian="Times-Roman" style:font-size-asian="12pt" style:font-name-complex="Times-Roman" style:font-size-complex="12pt"/>
    </style:style>
    <style:style style:name="T44" style:family="text">
      <style:text-properties style:font-name="Times-Roman" style:font-name-asian="Times-Roman" style:font-name-complex="Times-Roman"/>
    </style:style>
    <style:style style:name="T45" style:family="text">
      <style:text-properties fo:font-size="16pt" style:font-size-asian="16pt" style:font-size-complex="16pt"/>
    </style:style>
    <style:style style:name="T46" style:family="text">
      <style:text-properties fo:font-size="10pt" fo:font-style="normal" fo:font-weight="normal" style:font-size-asian="10pt" style:font-size-complex="10pt"/>
    </style:style>
    <style:style style:name="T47" style:family="text">
      <style:text-properties fo:font-size="10pt" style:font-size-asian="10pt" style:font-size-complex="10pt"/>
    </style:style>
    <style:style style:name="T48" style:family="text">
      <style:text-properties style:text-underline-style="solid" style:text-underline-width="auto" style:text-underline-color="font-color"/>
    </style:style>
    <style:style style:name="T49" style:family="text">
      <style:text-properties style:font-name="Tms Rmn"/>
    </style:style>
    <style:style style:name="T50" style:family="text">
      <style:text-properties style:font-name="Tms Rmn" style:font-weight-asian="bold" style:font-weight-complex="bold"/>
    </style:style>
    <style:style style:name="T51" style:family="text">
      <style:text-properties style:font-name="Tms Rmn" fo:font-weight="bold" style:font-weight-asian="bold" style:font-weight-complex="bold"/>
    </style:style>
    <style:style style:name="T52" style:family="text">
      <style:text-properties fo:color="#ff0000"/>
    </style:style>
    <style:style style:name="T53" style:family="text">
      <style:text-properties fo:color="#ff0000" style:font-name="Times New Roman"/>
    </style:style>
    <style:style style:name="T5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8" style:family="text">
      <style:text-properties style:font-name="Courier New"/>
    </style:style>
    <style:style style:name="T59" style:family="text">
      <style:text-properties style:font-name="Courier New" style:language-asian="zh" style:country-asian="CN" style:font-name-complex="Times New Roman"/>
    </style:style>
    <style:style style:name="T60" style:family="text">
      <style:text-properties style:font-name="Courier New" fo:font-size="10pt" fo:font-weight="normal" style:font-size-asian="10pt" style:language-asian="zh" style:country-asian="CN" style:font-name-complex="Times New Roman" style:font-size-complex="10pt"/>
    </style:style>
    <style:style style:name="T61" style:family="text">
      <style:text-properties style:font-name="Courier New" fo:font-size="10pt" style:font-size-asian="10pt" style:font-size-complex="10pt"/>
    </style:style>
    <style:style style:name="T62" style:family="text">
      <style:text-properties style:font-name="Courier New" fo:font-size="10pt" style:font-size-asian="10pt" style:language-asian="zh" style:country-asian="CN" style:font-size-complex="10pt"/>
    </style:style>
    <style:style style:name="T63" style:family="text">
      <style:text-properties style:font-name="Courier New" fo:font-size="10pt" fo:font-weight="bold" style:font-size-asian="10pt" style:language-asian="zh" style:country-asian="CN" style:font-weight-asian="bold" style:font-size-complex="10pt" style:font-weight-complex="bold"/>
    </style:style>
    <style:style style:name="T64" style:family="text">
      <style:text-properties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9"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XCAT2 Top Doc <text:s text:c="3"/></text:p>
      <text:p text:style-name="P2">0<text:span text:style-name="T1">5/07</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a xlink:type="simple" xlink:href="#1.Overview of xCAT |outline" text:style-name="Internet_20_link" text:visited-style-name="Internet_20_link">1.0 Overview of xCAT </text:a><text:tab/>3</text:p>
          <text:p text:style-name="P54"><text:a xlink:type="simple" xlink:href="#1.1.xCAT  Architecture|outline" text:style-name="Internet_20_link" text:visited-style-name="Internet_20_link">1.1 xCAT <text:s/>Architecture</text:a><text:tab/>3</text:p>
          <text:p text:style-name="P55"><text:a xlink:type="simple" xlink:href="#1.1.1.Stateless and Stateful Choices|outline" text:style-name="Internet_20_link" text:visited-style-name="Internet_20_link">1.1.1 Stateless and Stateful Choices</text:a><text:tab/>4</text:p>
          <text:p text:style-name="P54"><text:a xlink:type="simple" xlink:href="#1.2.xCAT  Features|outline" text:style-name="Internet_20_link" text:visited-style-name="Internet_20_link">1.2 xCAT <text:s/>Features</text:a><text:tab/>4</text:p>
          <text:p text:style-name="P54"><text:a xlink:type="simple" xlink:href="#1.3.xCAT  license|outline" text:style-name="Internet_20_link" text:visited-style-name="Internet_20_link">1.3 xCAT <text:s/>license</text:a><text:tab/>5</text:p>
          <text:p text:style-name="P54"><text:a xlink:type="simple" xlink:href="#1.4.xCAT  support|outline" text:style-name="Internet_20_link" text:visited-style-name="Internet_20_link">1.4 xCAT <text:s/>support</text:a><text:tab/>5</text:p>
          <text:p text:style-name="P54"><text:a xlink:type="simple" xlink:href="#1.5.xCAT  Commands|outline" text:style-name="Internet_20_link" text:visited-style-name="Internet_20_link">1.5 xCAT <text:s/>Commands</text:a><text:tab/>5</text:p>
          <text:p text:style-name="P55"><text:a xlink:type="simple" xlink:href="#1.5.1.xCAT quick reference quide|outline" text:style-name="Internet_20_link" text:visited-style-name="Internet_20_link">1.5.1 xCAT quick reference quide</text:a><text:tab/>5</text:p>
          <text:p text:style-name="P55"><text:a xlink:type="simple" xlink:href="#1.5.2.Database support|outline" text:style-name="Internet_20_link" text:visited-style-name="Internet_20_link">1.5.2 Database support</text:a><text:tab/>5</text:p>
          <text:p text:style-name="P55"><text:a xlink:type="simple" xlink:href="#1.5.3.Hardware Control |outline" text:style-name="Internet_20_link" text:visited-style-name="Internet_20_link">1.5.3 Hardware Control </text:a><text:tab/>6</text:p>
          <text:p text:style-name="P55"><text:a xlink:type="simple" xlink:href="#1.5.4.Monitoring |outline" text:style-name="Internet_20_link" text:visited-style-name="Internet_20_link">1.5.4 Monitoring </text:a><text:tab/>6</text:p>
          <text:p text:style-name="P55"><text:a xlink:type="simple" xlink:href="#1.5.5.Inventory|outline" text:style-name="Internet_20_link" text:visited-style-name="Internet_20_link">1.5.5 Inventory</text:a><text:tab/>7</text:p>
          <text:p text:style-name="P55"><text:a xlink:type="simple" xlink:href="#1.5.6.Parallel Commands|outline" text:style-name="Internet_20_link" text:visited-style-name="Internet_20_link">1.5.6 Parallel Commands</text:a><text:tab/>7</text:p>
          <text:p text:style-name="P55"><text:a xlink:type="simple" xlink:href="#1.5.7.Deployment|outline" text:style-name="Internet_20_link" text:visited-style-name="Internet_20_link">1.5.7 Deployment</text:a><text:tab/>7</text:p>
          <text:p text:style-name="P55"><text:a xlink:type="simple" xlink:href="#1.5.8.Others|outline" text:style-name="Internet_20_link" text:visited-style-name="Internet_20_link">1.5.8 Others</text:a><text:tab/>7</text:p>
          <text:p text:style-name="P53"><text:a xlink:type="simple" xlink:href="#2.Installing a xCAT Management Node|outline" text:style-name="Internet_20_link" text:visited-style-name="Internet_20_link">2.0 Installing a xCAT Management Node</text:a><text:tab/>8</text:p>
          <text:p text:style-name="P54"><text:a xlink:type="simple" xlink:href="#2.1. Install a Linux Management Node with xCAT |outline" text:style-name="Internet_20_link" text:visited-style-name="Internet_20_link">2.1 <text:s/>Install a Linux Management Node with xCAT </text:a><text:tab/>8</text:p>
          <text:p text:style-name="P55"><text:a xlink:type="simple" xlink:href="#2.1.1.Install the OS of Management Node|outline" text:style-name="Internet_20_link" text:visited-style-name="Internet_20_link">2.1.1 Install the OS of Management Node</text:a><text:tab/>8</text:p>
          <text:p text:style-name="P55"><text:a xlink:type="simple" xlink:href="#2.1.2.Setup Your Networks|outline" text:style-name="Internet_20_link" text:visited-style-name="Internet_20_link">2.1.2 Setup Your Networks</text:a><text:tab/>9</text:p>
          <text:p text:style-name="P55"><text:a xlink:type="simple" xlink:href="#2.1.3.Install the prerequisite packages for Management Node|outline" text:style-name="Internet_20_link" text:visited-style-name="Internet_20_link">2.1.3 Install the prerequisite packages for Management Node</text:a><text:tab/>9</text:p>
          <text:p text:style-name="P55"><text:a xlink:type="simple" xlink:href="#2.1.4.[RH] Disable the SELinux|outline" text:style-name="Internet_20_link" text:visited-style-name="Internet_20_link">2.1.4 [RH] Disable the SELinux</text:a><text:tab/>9</text:p>
          <text:p text:style-name="P55"><text:a xlink:type="simple" xlink:href="#2.1.5.[RH] Disable the Firewall|outline" text:style-name="Internet_20_link" text:visited-style-name="Internet_20_link">2.1.5 [RH] Disable the Firewall</text:a><text:tab/>9</text:p>
          <text:p text:style-name="P55"><text:a xlink:type="simple" xlink:href="#2.1.6.Prevent DHCP client from overwriting DNS configuration|outline" text:style-name="Internet_20_link" text:visited-style-name="Internet_20_link">2.1.6 Prevent DHCP client from overwriting DNS configuration</text:a><text:tab/>9</text:p>
          <text:p text:style-name="P55"><text:a xlink:type="simple" xlink:href="#2.1.7.Configure Cluster-Facing NICS|outline" text:style-name="Internet_20_link" text:visited-style-name="Internet_20_link">2.1.7 Configure Cluster-Facing NICS</text:a><text:tab/>9</text:p>
          <text:p text:style-name="P55"><text:a xlink:type="simple" xlink:href="#2.1.8.Configure Hostname|outline" text:style-name="Internet_20_link" text:visited-style-name="Internet_20_link">2.1.8 Configure Hostname</text:a><text:tab/>10</text:p>
          <text:p text:style-name="P55"><text:a xlink:type="simple" xlink:href="#2.1.9.Setup the TimeZone|outline" text:style-name="Internet_20_link" text:visited-style-name="Internet_20_link">2.1.9 Setup the TimeZone</text:a><text:tab/>10</text:p>
          <text:p text:style-name="P55"><text:a xlink:type="simple" xlink:href="#2.1.10.Configure DNS Resolution|outline" text:style-name="Internet_20_link" text:visited-style-name="Internet_20_link">2.1.10 Configure DNS Resolution</text:a><text:tab/>10</text:p>
          <text:p text:style-name="P55"><text:a xlink:type="simple" xlink:href="#2.1.11. Set up basic hosts file|outline" text:style-name="Internet_20_link" text:visited-style-name="Internet_20_link">2.1.11 <text:s/>Set up basic hosts file</text:a><text:tab/>10</text:p>
          <text:p text:style-name="P55"><text:a xlink:type="simple" xlink:href="#2.1.12.Restart Management Node (optional)|outline" text:style-name="Internet_20_link" text:visited-style-name="Internet_20_link">2.1.12 Restart Management Node (optional)</text:a><text:tab/>10</text:p>
          <text:p text:style-name="P55"><text:a xlink:type="simple" xlink:href="#2.1.13. Configure Ethernet Switches (optional)|outline" text:style-name="Internet_20_link" text:visited-style-name="Internet_20_link">2.1.13 <text:s/>Configure Ethernet Switches (optional)</text:a><text:tab/>10</text:p>
          <text:p text:style-name="P55"><text:a xlink:type="simple" xlink:href="#2.1.14. [RH] Remove the package tftp-server|outline" text:style-name="Internet_20_link" text:visited-style-name="Internet_20_link">2.1.14 <text:s/>[RH] Remove the package tftp-server</text:a><text:tab/>10</text:p>
          <text:p text:style-name="P55"><text:a xlink:type="simple" xlink:href="#2.1.15. [RH] Remove the package OpenIPMI-tools|outline" text:style-name="Internet_20_link" text:visited-style-name="Internet_20_link">2.1.15 <text:s/>[RH] Remove the package OpenIPMI-tools</text:a><text:tab/>11</text:p>
          <text:p text:style-name="P55"><text:a xlink:type="simple" xlink:href="#2.1.16. Download and Install xCAT 2 From an MN That Has Internet Access|outline" text:style-name="Internet_20_link" text:visited-style-name="Internet_20_link">2.1.16 <text:s/>Download and Install xCAT 2 From an MN That Has Internet Access</text:a><text:tab/>11</text:p>
          <text:p text:style-name="P56"><text:a xlink:type="simple" xlink:href="#2.1.16.1.[RH] Setup Yum|outline" text:style-name="Internet_20_link" text:visited-style-name="Internet_20_link">2.1.16.1 [RH] Setup Yum</text:a><text:tab/>11</text:p>
          <text:p text:style-name="P56"><text:a xlink:type="simple" xlink:href="#2.1.16.2.[SLES] Setup Zypper|outline" text:style-name="Internet_20_link" text:visited-style-name="Internet_20_link">2.1.16.2 [SLES] Setup Zypper</text:a><text:tab/>11</text:p>
          <text:p text:style-name="P55"><text:a xlink:type="simple" xlink:href="#2.1.17. Download and Install xCAT 2 For an MN That Does Not Have Internet Access|outline" text:style-name="Internet_20_link" text:visited-style-name="Internet_20_link">2.1.17 <text:s/>Download and Install xCAT 2 For an MN That Does Not Have Internet Access</text:a><text:tab/>11</text:p>
          <text:p text:style-name="P56"><text:a xlink:type="simple" xlink:href="#2.1.17.1.Download the tarballs|outline" text:style-name="Internet_20_link" text:visited-style-name="Internet_20_link">2.1.17.1 Download the tarballs</text:a><text:tab/>11</text:p>
          <text:p text:style-name="P56"><text:a xlink:type="simple" xlink:href="#2.1.17.2.[RH] Setup YUM repositories for xCAT and Dependencies|outline" text:style-name="Internet_20_link" text:visited-style-name="Internet_20_link">2.1.17.2 [RH] Setup YUM repositories for xCAT and Dependencies</text:a><text:tab/>12</text:p>
          <text:p text:style-name="P56"><text:a xlink:type="simple" xlink:href="#2.1.17.3.[SLES] Setup Zypper repositories for xCAT and Dependencies|outline" text:style-name="Internet_20_link" text:visited-style-name="Internet_20_link">2.1.17.3 [SLES] Setup Zypper repositories for xCAT and Dependencies</text:a><text:tab/>12</text:p>
          <text:p text:style-name="P55"><text:a xlink:type="simple" xlink:href="#2.1.18. Get the Requisite Packages From the Distro|outline" text:style-name="Internet_20_link" text:visited-style-name="Internet_20_link">2.1.18 <text:s/>Get the Requisite Packages From the Distro</text:a><text:tab/>12</text:p>
          <text:p text:style-name="P56"><text:soft-page-break/><text:a xlink:type="simple" xlink:href="#2.1.18.1. [FEDORA 8/9] Setup the respository|outline" text:style-name="Internet_20_link" text:visited-style-name="Internet_20_link">2.1.18.1 <text:s/>[FEDORA 8/9] Setup the respository</text:a><text:tab/>12</text:p>
          <text:p text:style-name="P56"><text:a xlink:type="simple" xlink:href="#2.1.18.2.[RHEL] Setup repository|outline" text:style-name="Internet_20_link" text:visited-style-name="Internet_20_link">2.1.18.2 [RHEL] Setup repository</text:a><text:tab/>13</text:p>
          <text:p text:style-name="P56"><text:a xlink:type="simple" xlink:href="#2.1.18.3.[SLES] Setup repository |outline" text:style-name="Internet_20_link" text:visited-style-name="Internet_20_link">2.1.18.3 [SLES] Setup repository </text:a><text:tab/>14</text:p>
          <text:p text:style-name="P55"><text:a xlink:type="simple" xlink:href="#2.1.19.  Install  xCAT and Dependencies on the Management Node |outline" text:style-name="Internet_20_link" text:visited-style-name="Internet_20_link">2.1.19 <text:s text:c="2"/>Install <text:s/>xCAT and Dependencies on the Management Node </text:a><text:tab/>14</text:p>
          <text:p text:style-name="P55"><text:a xlink:type="simple" xlink:href="#2.1.20. Install Yaboot on the Management Node for pLinux|outline" text:style-name="Internet_20_link" text:visited-style-name="Internet_20_link">2.1.20 <text:s/>Install Yaboot on the Management Node for pLinux</text:a><text:tab/>14</text:p>
          <text:p text:style-name="P55"><text:a xlink:type="simple" xlink:href="#2.1.21.  Test xCAT Installation|outline" text:style-name="Internet_20_link" text:visited-style-name="Internet_20_link">2.1.21 <text:s text:c="2"/>Test xCAT Installation</text:a><text:tab/>14</text:p>
          <text:p text:style-name="P55"><text:a xlink:type="simple" xlink:href="#2.1.22. Update xCAT Software after Installation|outline" text:style-name="Internet_20_link" text:visited-style-name="Internet_20_link">2.1.22 <text:s/>Update xCAT Software after Installation</text:a><text:tab/>15</text:p>
          <text:p text:style-name="P54"><text:a xlink:type="simple" xlink:href="#2.2.Install an AIX Management Node with xCAT |outline" text:style-name="Internet_20_link" text:visited-style-name="Internet_20_link">2.2 Install an AIX Management Node with xCAT </text:a><text:tab/>15</text:p>
          <text:p text:style-name="P55"><text:a xlink:type="simple" xlink:href="#2.2.1.Setup xCAT Management Node |outline" text:style-name="Internet_20_link" text:visited-style-name="Internet_20_link">2.2.1 Setup xCAT Management Node </text:a><text:tab/>15</text:p>
          <text:p text:style-name="P55"><text:a xlink:type="simple" xlink:href="#2.2.2.Download and install the prerequisite Open Source Software (OSS)|outline" text:style-name="Internet_20_link" text:visited-style-name="Internet_20_link">2.2.2 Download and install the prerequisite Open Source Software (OSS)</text:a><text:tab/>16</text:p>
          <text:p text:style-name="P55"><text:a xlink:type="simple" xlink:href="#2.2.3.Verify that the following basic AIX services needed|outline" text:style-name="Internet_20_link" text:visited-style-name="Internet_20_link">2.2.3 Verify that the following basic AIX services needed</text:a><text:tab/>16</text:p>
          <text:p text:style-name="P55"><text:a xlink:type="simple" xlink:href="#2.2.4.Download and Install the xCAT software |outline" text:style-name="Internet_20_link" text:visited-style-name="Internet_20_link">2.2.4 Download and Install the xCAT software </text:a><text:tab/>17</text:p>
          <text:p text:style-name="P55"><text:a xlink:type="simple" xlink:href="#2.2.5.Verify the xCAT install |outline" text:style-name="Internet_20_link" text:visited-style-name="Internet_20_link">2.2.5 Verify the xCAT install </text:a><text:tab/>17</text:p>
          <text:p text:style-name="P54"><text:a xlink:type="simple" xlink:href="#2.3.Setup Alternate Databases|outline" text:style-name="Internet_20_link" text:visited-style-name="Internet_20_link">2.3 Setup Alternate Databases</text:a><text:tab/>18</text:p>
          <text:p text:style-name="P55"><text:a xlink:type="simple" xlink:href="#2.3.1.SQLite|outline" text:style-name="Internet_20_link" text:visited-style-name="Internet_20_link">2.3.1 SQLite</text:a><text:tab/>18</text:p>
          <text:p text:style-name="P55"><text:a xlink:type="simple" xlink:href="#2.3.2.PostgreSQL|outline" text:style-name="Internet_20_link" text:visited-style-name="Internet_20_link">2.3.2 PostgreSQL</text:a><text:tab/>18</text:p>
          <text:p text:style-name="P55"><text:a xlink:type="simple" xlink:href="#2.3.3.MySQL|outline" text:style-name="Internet_20_link" text:visited-style-name="Internet_20_link">2.3.3 MySQL</text:a><text:tab/>18</text:p>
          <text:p text:style-name="P55"><text:a xlink:type="simple" xlink:href="#2.3.4.DB2 (TBD)|outline" text:style-name="Internet_20_link" text:visited-style-name="Internet_20_link">2.3.4 DB2 (TBD)</text:a><text:tab/>18</text:p>
          <text:p text:style-name="P53"><text:a xlink:type="simple" xlink:href="#3.Deploying and Maintaining Cluster Nodes |outline" text:style-name="Internet_20_link" text:visited-style-name="Internet_20_link">3.0 Deploying and Maintaining Cluster Nodes </text:a><text:tab/>18</text:p>
          <text:p text:style-name="P54"><text:a xlink:type="simple" xlink:href="#3.1.Linux Nodes|outline" text:style-name="Internet_20_link" text:visited-style-name="Internet_20_link">3.1 Linux Nodes</text:a><text:tab/>18</text:p>
          <text:p text:style-name="P55"><text:a xlink:type="simple" xlink:href="#3.1.1.XCAT2 Linux Advanced Cookbook|outline" text:style-name="Internet_20_link" text:visited-style-name="Internet_20_link">3.1.1 XCAT2 Linux Advanced Cookbook</text:a><text:tab/>18</text:p>
          <text:p text:style-name="P55"><text:a xlink:type="simple" xlink:href="#3.1.2.pLinux Cookbook|outline" text:style-name="Internet_20_link" text:visited-style-name="Internet_20_link">3.1.2 pLinux Cookbook</text:a><text:tab/>18</text:p>
          <text:p text:style-name="P55"><text:a xlink:type="simple" xlink:href="#3.1.3.Linux BladeCenter How-To|outline" text:style-name="Internet_20_link" text:visited-style-name="Internet_20_link">3.1.3 Linux BladeCenter How-To</text:a><text:tab/>18</text:p>
          <text:p text:style-name="P55"><text:a xlink:type="simple" xlink:href="#3.1.4.IdataPlex How-To|outline" text:style-name="Internet_20_link" text:visited-style-name="Internet_20_link">3.1.4 IdataPlex How-To</text:a><text:tab/>19</text:p>
          <text:p text:style-name="P55"><text:a xlink:type="simple" xlink:href="#3.1.5.SLES 10.1 notes|outline" text:style-name="Internet_20_link" text:visited-style-name="Internet_20_link">3.1.5 SLES 10.1 notes</text:a><text:tab/>19</text:p>
          <text:p text:style-name="P54"><text:a xlink:type="simple" xlink:href="#3.2.AIX Nodes|outline" text:style-name="Internet_20_link" text:visited-style-name="Internet_20_link">3.2 AIX Nodes</text:a><text:tab/>19</text:p>
          <text:p text:style-name="P55"><text:a xlink:type="simple" xlink:href="#3.2.1.AIX diskfull nodes |outline" text:style-name="Internet_20_link" text:visited-style-name="Internet_20_link">3.2.1 AIX diskfull nodes </text:a><text:tab/>19</text:p>
          <text:p text:style-name="P55"><text:a xlink:type="simple" xlink:href="#3.2.2.AIX diskless nodes|outline" text:style-name="Internet_20_link" text:visited-style-name="Internet_20_link">3.2.2 AIX diskless nodes</text:a><text:tab/>19</text:p>
          <text:p text:style-name="P55"><text:a xlink:type="simple" xlink:href="#3.2.3.AIX on JS blade installation|outline" text:style-name="Internet_20_link" text:visited-style-name="Internet_20_link">3.2.3 AIX on JS blade installation</text:a><text:tab/>19</text:p>
          <text:p text:style-name="P54"><text:a xlink:type="simple" xlink:href="#3.3.Updating the xCAT Cluster|outline" text:style-name="Internet_20_link" text:visited-style-name="Internet_20_link">3.3 Updating the xCAT Cluster</text:a><text:tab/>19</text:p>
          <text:p text:style-name="P53"><text:a xlink:type="simple" xlink:href="#4.Node Discovery|outline" text:style-name="Internet_20_link" text:visited-style-name="Internet_20_link">4.0 Node Discovery</text:a><text:tab/>19</text:p>
          <text:p text:style-name="P53"><text:a xlink:type="simple" xlink:href="#5.Using Hierarchy |outline" text:style-name="Internet_20_link" text:visited-style-name="Internet_20_link">5.0 Using Hierarchy </text:a><text:tab/>20</text:p>
          <text:p text:style-name="P54"><text:a xlink:type="simple" xlink:href="#5.1.Linux|outline" text:style-name="Internet_20_link" text:visited-style-name="Internet_20_link">5.1 Linux</text:a><text:tab/>20</text:p>
          <text:p text:style-name="P54"><text:a xlink:type="simple" xlink:href="#5.2.AIX |outline" text:style-name="Internet_20_link" text:visited-style-name="Internet_20_link">5.2 AIX </text:a><text:tab/>20</text:p>
          <text:p text:style-name="P53"><text:a xlink:type="simple" xlink:href="#6.Monitoring |outline" text:style-name="Internet_20_link" text:visited-style-name="Internet_20_link">6.0 Monitoring </text:a><text:tab/>20</text:p>
          <text:p text:style-name="P53"><text:a xlink:type="simple" xlink:href="#7.xCAT imaging |outline" text:style-name="Internet_20_link" text:visited-style-name="Internet_20_link">7.0 xCAT imaging </text:a><text:tab/>20</text:p>
          <text:p text:style-name="P53"><text:a xlink:type="simple" xlink:href="#8.xCAT IB Support|outline" text:style-name="Internet_20_link" text:visited-style-name="Internet_20_link">8.0 xCAT IB Support</text:a><text:tab/>20</text:p>
          <text:p text:style-name="P53"><text:a xlink:type="simple" xlink:href="#9.Customize your installation methods|outline" text:style-name="Internet_20_link" text:visited-style-name="Internet_20_link">9.0 Customize your installation methods</text:a><text:tab/>20</text:p>
          <text:p text:style-name="P53"><text:a xlink:type="simple" xlink:href="#10.Uninstalling xCAT on Linux|outline" text:style-name="Internet_20_link" text:visited-style-name="Internet_20_link">10.0 Uninstalling xCAT on Linux</text:a><text:tab/>20</text:p>
          <text:p text:style-name="P53"><text:a xlink:type="simple" xlink:href="#11.Migrating from xCAT 1.3 to 2.x|outline" text:style-name="Internet_20_link" text:visited-style-name="Internet_20_link">11.0 Migrating from xCAT 1.3 to 2.x</text:a><text:tab/>21</text:p>
          <text:p text:style-name="P53"><text:a xlink:type="simple" xlink:href="#12.xCAT for CSM Admin|outline" text:style-name="Internet_20_link" text:visited-style-name="Internet_20_link">12.0 xCAT for CSM Admin</text:a><text:tab/>21</text:p>
          <text:p text:style-name="P53"><text:a xlink:type="simple" xlink:href="#13.xCAT How-To(s)|outline" text:style-name="Internet_20_link" text:visited-style-name="Internet_20_link">13.0 xCAT How-To(s)</text:a><text:tab/>21</text:p>
          <text:p text:style-name="P53"><text:a xlink:type="simple" xlink:href="#14.xCAT on Windows|outline" text:style-name="Internet_20_link" text:visited-style-name="Internet_20_link">14.0 xCAT on Windows</text:a><text:tab/>21</text:p>
          <text:p text:style-name="P53"><text:a xlink:type="simple" xlink:href="#15.xCAT and Xen|outline" text:style-name="Internet_20_link" text:visited-style-name="Internet_20_link">15.0 xCAT and Xen</text:a><text:tab/>21</text:p>
          <text:p text:style-name="P53"><text:a xlink:type="simple" xlink:href="#16.xCAT Developer's Guide|outline" text:style-name="Internet_20_link" text:visited-style-name="Internet_20_link">16.0 xCAT Developer's Guide</text:a><text:tab/>21</text:p>
          <text:p text:style-name="P53"><text:a xlink:type="simple" xlink:href="#17. References|outline" text:style-name="Internet_20_link" text:visited-style-name="Internet_20_link">17.0 <text:s/>References</text:a><text:tab/>21</text:p>
          <text:p text:style-name="P54"><text:a xlink:type="simple" xlink:href="#17.1.xCAT Summary Commands and Database Tables|outline" text:style-name="Internet_20_link" text:visited-style-name="Internet_20_link">17.1 xCAT Summary Commands and Database Tables</text:a><text:tab/>21</text:p>
          <text:p text:style-name="P54"><text:soft-page-break/><text:a xlink:type="simple" xlink:href="#17.2.Stateless GPFS|outline" text:style-name="Internet_20_link" text:visited-style-name="Internet_20_link">17.2 Stateless GPFS</text:a><text:tab/>21</text:p>
          <text:p text:style-name="P54"><text:a xlink:type="simple" xlink:href="#17.3.Maui|outline" text:style-name="Internet_20_link" text:visited-style-name="Internet_20_link">17.3 Maui</text:a><text:tab/>21</text:p>
          <text:p text:style-name="P54"><text:a xlink:type="simple" xlink:href="#17.4.Torque |outline" text:style-name="Internet_20_link" text:visited-style-name="Internet_20_link">17.4 Torque </text:a><text:tab/>22</text:p>
          <text:p text:style-name="P54"><text:a xlink:type="simple" xlink:href="#17.5.Ganglia|outline" text:style-name="Internet_20_link" text:visited-style-name="Internet_20_link">17.5 Ganglia</text:a><text:tab/>22</text:p>
          <text:p text:style-name="P54"><text:a xlink:type="simple" xlink:href="#17.6.LDAP|outline" text:style-name="Internet_20_link" text:visited-style-name="Internet_20_link">17.6 LDAP</text:a><text:tab/>22</text:p>
          <text:p text:style-name="P54"><text:a xlink:type="simple" xlink:href="#17.7. XCAT Developer Guide (TBD)|outline" text:style-name="Internet_20_link" text:visited-style-name="Internet_20_link">17.7 <text:s/>XCAT Developer Guide (TBD)</text:a><text:tab/>22</text:p>
          <text:p text:style-name="P53"><text:a xlink:type="simple" xlink:href="#18. Known Bugs|outline" text:style-name="Internet_20_link" text:visited-style-name="Internet_20_link">18.0 <text:s/>Known Bugs</text:a><text:tab/>22</text:p>
          <text:p text:style-name="P53"><text:a xlink:type="simple" xlink:href="#19. Feature requests|outline" text:style-name="Internet_20_link" text:visited-style-name="Internet_20_link">19.0 <text:s/>Feature requests</text:a><text:tab/>22</text:p>
          <text:p text:style-name="P53"><text:a xlink:type="simple" xlink:href="#20. References|outline" text:style-name="Internet_20_link" text:visited-style-name="Internet_20_link">20.0 <text:s/>References</text:a><text:tab/>22</text:p>
        </text:index-body>
      </text:table-of-content>
      <text:p text:style-name="P24"/>
      <text:h text:style-name="P8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text:s text:c="12"/></text:span></text:p>
      <text:h text:style-name="P96" text:outline-level="2">xCAT <text:s/>Architecture</text:h>
      <text:p text:style-name="P2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 for more details. </text:span></text:p>
      <text:p text:style-name="P5"><text:span text:style-name="T8">xCAT 2 was designed to scale for extremely large clusters. <text:s text:c="2"/>See xCAT on the </text:span><text:a xlink:type="simple" xlink:href="http://www.nytimes.com/2008/06/09/technology/09petaflops.html?_r=1">world's fastest know supercomputer</text:a><text:span text:style-name="T8">.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text:soft-page-break/></text:p>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5285354" text:style-name="L1">
        <text:list-item>
          <text:p text:style-name="P5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7">If a node experiences a hardware problem, the hardware can be pulled from the rack and replaced with new hardware and the node booted again and it will come up with the same state as before.</text:p>
        </text:list-item>
        <text:list-item>
          <text:p text:style-name="P57">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5289525" text:style-name="L2">
        <text:list-item>
          <text:p text:style-name="P58">RAM-root<text:span text:style-name="T16"> – The entire OS image is contained in a RAM file system that is sent to the node when it boots. <text:s/>Typical size for a minimal compute node for Linux is 75-160 MB of memory.</text:span></text:p>
        </text:list-item>
        <text:list-item>
          <text:p text:style-name="P58">Compressed RAM-root<text:span text:style-name="T1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8">NFS Hybrid<text:span text:style-name="T1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8"/>
      <text:h text:style-name="P96" text:outline-level="2">xCAT <text:s/>Features</text:h>
      <text:p text:style-name="Standard">Features <text:s/>provided by xCAT for AIX or Linux clusters include the following:</text:p>
      <text:list xml:id="list35296304" text:style-name="WW8Num10">
        <text:list-item text:start-value="1">
          <text:p text:style-name="P141">Deploying diskless and diskfull nodes.</text:p>
        </text:list-item>
        <text:list-item>
          <text:p text:style-name="P141">Node discovery</text:p>
        </text:list-item>
        <text:list-item>
          <text:p text:style-name="P141">Operating system image management.</text:p>
        </text:list-item>
        <text:list-item>
          <text:p text:style-name="P141">Support for user-provided customization scripts.</text:p>
        </text:list-item>
        <text:list-item>
          <text:p text:style-name="P141">xCAT data store in plug-in relational <text:s/>database (SQLite, MySQL,Postgresl, TBD)</text:p>
        </text:list-item>
        <text:list-item>
          <text:p text:style-name="P82">Hardware control commands for discovering hardware, gathering MAC addresses, VPD, and environments, power control, initiating a network boot, and LPAR creation/deletion. <text:s/></text:p>
        </text:list-item>
        <text:list-item>
          <text:p text:style-name="P82">Hierarchical support to allow large system to distribute the management of the cluster to service nodes. </text:p>
        </text:list-item>
        <text:list-item>
          <text:p text:style-name="P141">Remote console support.</text:p>
        </text:list-item>
        <text:list-item>
          <text:p text:style-name="P83">Parallel remote shell and remote copy commands. </text:p>
        </text:list-item>
        <text:list-item>
          <text:p text:style-name="P141"><text:soft-page-break/>Monitoring plug-in infrastructure (RMC, Ganglia)</text:p>
        </text:list-item>
        <text:list-item>
          <text:p text:style-name="P83">Notification infrastructure which lets users monitor xCAT database table changes. </text:p>
        </text:list-item>
        <text:list-item>
          <text:p text:style-name="P141">Predefined conditions, responses and sensors.</text:p>
        </text:list-item>
        <text:list-item>
          <text:p text:style-name="P141">Software and firmware inventory </text:p>
        </text:list-item>
        <text:list-item>
          <text:p text:style-name="P141">Xen support</text:p>
        </text:list-item>
        <text:list-item>
          <text:p text:style-name="P141">Windows support</text:p>
        </text:list-item>
        <text:list-item>
          <text:p text:style-name="P141">GUI for initial cluster setup</text:p>
        </text:list-item>
        <text:list-item>
          <text:p text:style-name="P141">Allow continuous operation during cluster software updates <text:s/>using plug-in job scheduler ( LoadLeveler, Moab). </text:p>
        </text:list-item>
        <text:list-item>
          <text:p text:style-name="P141">Automatic setup for syslog, remote shell, DNS, DHCP, and ntp for both the xCAT management node and the cluster nodes.</text:p>
        </text:list-item>
        <text:list-item>
          <text:p text:style-name="P83">Documentation and “<text:span text:style-name="T23">man</text:span>” pages.</text:p>
          <text:p text:style-name="P84"/>
        </text:list-item>
      </text:list>
      <text:h text:style-name="P96" text:outline-level="2">xCAT <text:s/>license</text:h>
      <text:p text:style-name="Body_20_Text_20_First_20_Indent">xCAT 2 Open Source License: <text:a xlink:type="simple" xlink:href="http://www.opensource.org/licenses/eclipse-1.0.php">Eclipse Public License</text:a> </text:p>
      <text:h text:style-name="P96" text:outline-level="2">xCAT <text:s/>support</text:h>
      <text:p text:style-name="P25"/>
      <text:p text:style-name="Body_20_Text_20_First_20_Indent"><text:span text:style-name="T7">Support for xCAT may now be </text:span><text:a xlink:type="simple" xlink:href="http://www-01.ibm.com/software/lotus/passportadvantage/paselectedsupportprograms.html"><text:span text:style-name="T15">purchased</text:span></text:a><text:span text:style-name="T7">.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5">xCAT Source Forge Home page</text:span></text:a><text:span text:style-name="T7">. </text:span><text:span text:style-name="T2"><text:s text:c="12"/></text:span></text:p>
      <text:h text:style-name="P97" text:outline-level="2">xCAT <text:s/>Commands</text:h>
      <text:p text:style-name="Body_20_Text_20_First_20_Indent">Note: some of these commands run on Linux and AIX, some are targeted only for AIX or Linux. </text:p>
      <text:h text:style-name="P99"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99" text:outline-level="3">Database support</text:h>
      <text:list xml:id="list35282429" text:style-name="L3">
        <text:list-item>
          <text:p text:style-name="P59"><text:a xlink:type="simple" xlink:href="http://xcat.sourceforge.net/man5/xcatdb.5.html">DB Tables</text:a>– Complete list of xCAT database tables descriptions. </text:p>
        </text:list-item>
        <text:list-item>
          <text:p text:style-name="P59"><text:a xlink:type="simple" xlink:href="http://xcat.sourceforge.net/man1/chdef.1.html">chdef</text:a> - Change xCAT data object definitions. </text:p>
        </text:list-item>
        <text:list-item>
          <text:p text:style-name="P59"><text:a xlink:type="simple" xlink:href="http://xcat.sourceforge.net/man8/chtab.8.html">chtab </text:a>- Add, delete or update rows in the database tables. </text:p>
        </text:list-item>
        <text:list-item>
          <text:p text:style-name="P59"><text:a xlink:type="simple" xlink:href="http://xcat.sourceforge.net/man1/dumpxCATdb.1.html">dumpxCATdb</text:a> – dumps entire xCAT database.</text:p>
        </text:list-item>
        <text:list-item>
          <text:p text:style-name="P59"><text:a xlink:type="simple" xlink:href="http://xcat.sourceforge.net/man1/gettab.1.html">gettab</text:a> – searches through tables with keys and return matching attributes. </text:p>
        </text:list-item>
        <text:list-item>
          <text:p text:style-name="P59"><text:a xlink:type="simple" xlink:href="http://xcat.sourceforge.net/man1/lsdef.1.html">lsdef</text:a> - used to display xCAT object definitions which are stored in the xCAT database. </text:p>
        </text:list-item>
        <text:list-item>
          <text:p text:style-name="P59"><text:a xlink:type="simple" xlink:href="http://xcat.sourceforge.net/man1/mkdef.1.html">mkdef </text:a>– used to create xCAT data object definitions.</text:p>
        </text:list-item>
        <text:list-item>
          <text:p text:style-name="P59"><text:a xlink:type="simple" xlink:href="http://xcat.sourceforge.net/man8/mkrrbc.8.html">mkrrbc</text:a> - Adds or deletes BladeCenter management module and switch node definitions in the xCAT cluster database.</text:p>
        </text:list-item>
        <text:list-item>
          <text:p text:style-name="P59"><text:a xlink:type="simple" xlink:href="http://xcat.sourceforge.net/man8/mkrrnodes.8.html">mkrrnodes</text:a> – adds or deletes nodes in the xCAT cluster database. <text:s/>Allows creation/deletion of many nodes at once. <text:bookmark text:name="item_mkrrnodes"/></text:p>
        </text:list-item>
        <text:list-item>
          <text:p text:style-name="P59"><text:a xlink:type="simple" xlink:href="http://xcat.sourceforge.net/man8/nodeadd.8.html">nodeadd</text:a> - <text:s/>Adds nodes to the xCAT cluster database. </text:p>
        </text:list-item>
        <text:list-item>
          <text:p text:style-name="P59"><text:a xlink:type="simple" xlink:href="http://xcat.sourceforge.net/man1/nodech.1.html">nodech</text:a> - Changes nodes' attributes in the xCAT cluster database. </text:p>
        </text:list-item>
        <text:list-item>
          <text:p text:style-name="P59"><text:soft-page-break/><text:a xlink:type="simple" xlink:href="http://xcat.sourceforge.net/man1/nodech.1.html">nodels</text:a> - lists the nodes, and their attributes, from the xCAT database. </text:p>
        </text:list-item>
        <text:list-item>
          <text:p text:style-name="P59"><text:a xlink:type="simple" xlink:href="http://xcat.sourceforge.net/man1/noderm.1.html">noderm </text:a>- removes the nodes in the noderange from all database table. </text:p>
        </text:list-item>
        <text:list-item>
          <text:p text:style-name="P59"><text:a xlink:type="simple" xlink:href="http://xcat.sourceforge.net/man1/restorexCATdb.1.html">restorexCATdb</text:a> – restore the xCAT database. </text:p>
        </text:list-item>
        <text:list-item>
          <text:p text:style-name="P59"><text:a xlink:type="simple" xlink:href="http://xcat.sourceforge.net/man1/rmdef.1.html">rmdef </text:a>- remove xCAT data object definitions. </text:p>
        </text:list-item>
        <text:list-item>
          <text:p text:style-name="P59"><text:a xlink:type="simple" xlink:href="http://xcat.sourceforge.net/man8/tabdump.8.html">tabdump</text:a> - isplay an xCAT database table in CSV format. </text:p>
        </text:list-item>
        <text:list-item>
          <text:p text:style-name="P59"><text:a xlink:type="simple" xlink:href="http://xcat.sourceforge.net/man8/tabedit.8.html">tabedit</text:a> - view an xCAT database table in an editor and make changes. </text:p>
        </text:list-item>
        <text:list-item>
          <text:p text:style-name="P59"><text:a xlink:type="simple" xlink:href="http://xcat.sourceforge.net/man1/tabgrep.1.html">tabgrep</text:a> - list table names in which an entry for the given node appears. </text:p>
        </text:list-item>
        <text:list-item>
          <text:p text:style-name="P59"><text:a xlink:type="simple" xlink:href="http://xcat.sourceforge.net/man8/tabrestore.8.html">tabrestore </text:a>- replaces the contents of an xCAT database table with the contents in a csv file. </text:p>
        </text:list-item>
        <text:list-item>
          <text:p text:style-name="P59"><text:a xlink:type="simple" xlink:href="http://xcat.sourceforge.net/man5/xcatstanzafile.5.html">xcatstanzafile</text:a> - Format of a stanza file that can be used with xCAT data object definition commands. </text:p>
        </text:list-item>
      </text:list>
      <text:h text:style-name="P99" text:outline-level="3">Hardware Control </text:h>
      <text:list xml:id="list35282924" text:style-name="L4">
        <text:list-item>
          <text:p text:style-name="P60"><text:a xlink:type="simple" xlink:href="http://xcat.sourceforge.net/man1/getmacs.1.html">getmacs</text:a> - Collects node MAC address. </text:p>
        </text:list-item>
        <text:list-item>
          <text:p text:style-name="P60"><text:a xlink:type="simple" xlink:href="http://xcat.sourceforge.net/man1/lsslp.1.html">lsslp</text:a> - Discovers selected networked services information within the same subnet. </text:p>
        </text:list-item>
        <text:list-item>
          <text:p text:style-name="P60"><text:a xlink:type="simple" xlink:href="http://xcat.sourceforge.net/man1/lsvm.1.html">lsvm </text:a>- Lists partition profile information for HMC- and IVM-managed nodes. </text:p>
        </text:list-item>
      </text:list>
      <text:list xml:id="list35275610" text:style-name="L5">
        <text:list-item>
          <text:p text:style-name="P61"><text:a xlink:type="simple" xlink:href="http://xcat.sourceforge.net/man1/nodestat.1.html">nodestat </text:a>- display the running status of a noderange </text:p>
        </text:list-item>
      </text:list>
      <text:list xml:id="list35274018" text:style-name="L6">
        <text:list-item>
          <text:p text:style-name="P62"><text:a xlink:type="simple" xlink:href="http://xcat.sourceforge.net/man1/rbeacon.1.html">rbeacon </text:a>- Turns beacon on/off/blink or gives status of a node or noderange. </text:p>
        </text:list-item>
        <text:list-item>
          <text:p text:style-name="P62"><text:a xlink:type="simple" xlink:href="http://xcat.sourceforge.net/man1/rcons.1.html">rcons </text:a>- <text:s/>remotely accesses the serial console of a node.</text:p>
        </text:list-item>
        <text:list-item>
          <text:p text:style-name="P62"><text:a xlink:type="simple" xlink:href="http://xcat.sourceforge.net/man1/replaycons.1.html">replaycons</text:a> - replay the console output for a node </text:p>
        </text:list-item>
        <text:list-item>
          <text:p text:style-name="P62"><text:a xlink:type="simple" xlink:href="http://xcat.sourceforge.net/man1/reventlog.1.html">reventlog</text:a> - retrieve or clear remote hardware event logs </text:p>
        </text:list-item>
        <text:list-item>
          <text:p text:style-name="P62"><text:a xlink:type="simple" xlink:href="http://xcat.sourceforge.net/man1/rflash.1.html">rflash </text:a>- Performs Licensed Internal Code (LIC) update support for HMC-attached P5/P6</text:p>
        </text:list-item>
        <text:list-item>
          <text:p text:style-name="P62"><text:a xlink:type="simple" xlink:href="http://xcat.sourceforge.net/man1/rmigrate.1.html">rmigrate</text:a> - Execute migration of a guest VM between hosts/hypervisors .</text:p>
        </text:list-item>
        <text:list-item>
          <text:p text:style-name="P62"><text:a xlink:type="simple" xlink:href="http://xcat.sourceforge.net/man1/rmvm.1.html">rmvm</text:a> - Removes HMC- and IVM-managed partitions. </text:p>
        </text:list-item>
      </text:list>
      <text:list xml:id="list35292288" text:style-name="L7">
        <text:list-item>
          <text:p text:style-name="P63"><text:a xlink:type="simple" xlink:href="http://xcat.sourceforge.net/man1/rnetboot.1.html">rnetboot</text:a> - Cause the range of nodes to boot to network. </text:p>
        </text:list-item>
      </text:list>
      <text:list xml:id="list35286388" text:style-name="L8">
        <text:list-item>
          <text:p text:style-name="P64"><text:a xlink:type="simple" xlink:href="http://xcat.sourceforge.net/man1/rpower.1.html">rpower </text:a>- remote power control of nodes </text:p>
        </text:list-item>
        <text:list-item>
          <text:p text:style-name="P64"><text:a xlink:type="simple" xlink:href="http://xcat.sourceforge.net/man1/rscan.1.html">rscan</text:a> - Collects node information from one or more hardware control points. </text:p>
        </text:list-item>
        <text:list-item>
          <text:p text:style-name="P64"><text:a xlink:type="simple" xlink:href="http://xcat.sourceforge.net/man1/rsetboot.1.html">rsetboot</text:a> - Sets the boot device to be used for BMC-based servers for the next boot only. </text:p>
        </text:list-item>
        <text:list-item>
          <text:p text:style-name="P64"><text:a xlink:type="simple" xlink:href="http://xcat.sourceforge.net/man1/rspconfig.1.html">rspconfig</text:a> - configures various settings in the nodes' service processors. </text:p>
        </text:list-item>
        <text:list-item>
          <text:p text:style-name="P64"><text:a xlink:type="simple" xlink:href="http://xcat.sourceforge.net/man1/rspreset.1.html">rspreset</text:a> - resets the service processors associated with the specified nodes </text:p>
        </text:list-item>
        <text:list-item>
          <text:p text:style-name="P64"><text:a xlink:type="simple" xlink:href="http://xcat.sourceforge.net/man1/switchblade.1.html">switchblade</text:a> - reassign the BladeCenter media tray and/or KVM to the specified blade </text:p>
        </text:list-item>
        <text:list-item>
          <text:p text:style-name="P64"><text:a xlink:type="simple" xlink:href="http://xcat.sourceforge.net/man1/wcons.1.html">wcons</text:a> – windowed remote console</text:p>
        </text:list-item>
        <text:list-item>
          <text:p text:style-name="P64"><text:a xlink:type="simple" xlink:href="http://xcat.sourceforge.net/man1/wkill.1.html">wkill </text:a>– kill windowed remote consoles</text:p>
        </text:list-item>
      </text:list>
      <text:h text:style-name="P100" text:outline-level="3">Monitoring </text:h>
      <text:list xml:id="list35298779" text:style-name="L9">
        <text:list-item>
          <text:p text:style-name="P65"><text:a xlink:type="simple" xlink:href="http://xcat.sourceforge.net/man1/monadd.1.html">monadd</text:a> - Registers a monitoring plug-in to the xCAT cluster. </text:p>
        </text:list-item>
        <text:list-item>
          <text:p text:style-name="P65"><text:a xlink:type="simple" xlink:href="http://xcat.sourceforge.net/man1/moncfg.1.html">moncfg</text:a> - Configures a 3rd party monitoring software to monitor the xCAT cluster. </text:p>
        </text:list-item>
        <text:list-item>
          <text:p text:style-name="P65"><text:a xlink:type="simple" xlink:href="http://xcat.sourceforge.net/man1/mondecfg.1.html">mondecfg</text:a> - Deconfigures a 3rd party monitoring software from monitoring the xCAT cluster. </text:p>
        </text:list-item>
        <text:list-item>
          <text:p text:style-name="P65"><text:a xlink:type="simple" xlink:href="http://xcat.sourceforge.net/man1/monls.1.html">monls </text:a>- Lists monitoring plug-in modules that can be used to monitor the xCAT cluster. </text:p>
        </text:list-item>
        <text:list-item>
          <text:p text:style-name="P65"><text:a xlink:type="simple" xlink:href="http://xcat.sourceforge.net/man1/monrm.1.html">monrm</text:a> - Unregisters a monitoring plug-in module from the xCAT cluster. </text:p>
        </text:list-item>
        <text:list-item>
          <text:p text:style-name="P65"><text:a xlink:type="simple" xlink:href="http://xcat.sourceforge.net/man1/monstart.1.html">monstart</text:a> - Starts a plug-in module to monitor the xCAT cluster. </text:p>
        </text:list-item>
        <text:list-item>
          <text:p text:style-name="P65"><text:a xlink:type="simple" xlink:href="http://xcat.sourceforge.net/man1/monstop.1.html">monstop</text:a> - Stops a monitoring plug-in module to monitor the xCAT cluster. </text:p>
        </text:list-item>
      </text:list>
      <text:list xml:id="list35295637" text:style-name="L10">
        <text:list-item>
          <text:p text:style-name="P66"><text:a xlink:type="simple" xlink:href="http://xcat.sourceforge.net/man1/regnotif.1.html">regnotif </text:a>- Registers a Perl module or a command that will get called when changes occur in the desired xCAT database tables. </text:p>
        </text:list-item>
        <text:list-item>
          <text:p text:style-name="P66"><text:a xlink:type="simple" xlink:href="http://xcat.sourceforge.net/man1/unregnotif.1.html">unregnotif </text:a>- unregister a Perl module or a command that was watching for the changes of the desired xCAT database tables. </text:p>
        </text:list-item>
      </text:list>
      <text:h text:style-name="P99" text:outline-level="3"><text:soft-page-break/>Inventory</text:h>
      <text:list xml:id="list35296152" text:style-name="L11">
        <text:list-item>
          <text:p text:style-name="P67"><text:a xlink:type="simple" xlink:href="http://xcat.sourceforge.net/man1/rinv.1.html">rinv </text:a>- remote hardware inventory.</text:p>
        </text:list-item>
        <text:list-item>
          <text:p text:style-name="P67"><text:a xlink:type="simple" xlink:href="http://xcat.sourceforge.net/man1/rvitals.1.html">rvitals</text:a> – retrieves remote hardware vitals information.</text:p>
        </text:list-item>
        <text:list-item>
          <text:p text:style-name="P67"><text:a xlink:type="simple" xlink:href="http://xcat.sourceforge.net/man1/sinv.1.html">sinv </text:a>- Checks the software configuration of the nodes in the cluster. </text:p>
        </text:list-item>
      </text:list>
      <text:h text:style-name="P99" text:outline-level="3">Parallel Commands</text:h>
      <text:list xml:id="list35287595" text:style-name="L12">
        <text:list-item>
          <text:p text:style-name="P68"><text:a xlink:type="simple" xlink:href="http://xcat.sourceforge.net/man1/pcons.1.html">pcons</text:a> <text:s/>- runs a command on the noderange using the out-of-band console.</text:p>
        </text:list-item>
        <text:list-item>
          <text:p text:style-name="P68"><text:a xlink:type="simple" xlink:href="http://xcat.sourceforge.net/man1/pping.1.html">pping</text:a> <text:s/>- parallel ping.</text:p>
        </text:list-item>
        <text:list-item>
          <text:p text:style-name="P68"><text:a xlink:type="simple" xlink:href="http://xcat.sourceforge.net/man1/ppping.1.html">ppping</text:a> – parallel ping between nodes in a cluster. </text:p>
        </text:list-item>
        <text:list-item>
          <text:p text:style-name="P68"><text:a xlink:type="simple" xlink:href="http://xcat.sourceforge.net/man1/prsync.1.html">prsync</text:a> – parallel rsync</text:p>
        </text:list-item>
        <text:list-item>
          <text:p text:style-name="P68"><text:a xlink:type="simple" xlink:href="http://xcat.sourceforge.net/man1/pscp.1.html">pscp</text:a> – parallel remote copy ( supports scp and not hierarchy)</text:p>
        </text:list-item>
        <text:list-item>
          <text:p text:style-name="P68"><text:a xlink:type="simple" xlink:href="http://xcat.sourceforge.net/man1/psh.1.html">psh</text:a> – parallel remote shell ( supports <text:s/>ssh and not hierarchy)</text:p>
        </text:list-item>
        <text:list-item>
          <text:p text:style-name="P68"><text:a xlink:type="simple" xlink:href="http://xcat.sourceforge.net/man1/xdcp.1.html">xdcp</text:a> – concurrently copies files too and from multiple nodes. ( scp/rcp and hierarchy)</text:p>
        </text:list-item>
        <text:list-item>
          <text:p text:style-name="P68"><text:a xlink:type="simple" xlink:href="http://xcat.sourceforge.net/man1/xdsh.1.html">xdsh </text:a>– concurrently runs commands on multiple nodes. ( supports ssh/rsh and hierarchy)</text:p>
        </text:list-item>
        <text:list-item>
          <text:p text:style-name="P68"><text:a xlink:type="simple" xlink:href="http://xcat.sourceforge.net/man1/xdshbak.1.html">xdshbak</text:a>- formats the output of the xdsh command. </text:p>
        </text:list-item>
      </text:list>
      <text:list xml:id="list35288079" text:style-name="L13">
        <text:list-item>
          <text:p text:style-name="P69"><text:a xlink:type="simple" xlink:href="http://xcat.sourceforge.net/man1/xcoll.1.html">xcoll</text:a> – Formats command output of the psh, xdsh, rinv command</text:p>
        </text:list-item>
      </text:list>
      <text:p text:style-name="Standard"/>
      <text:h text:style-name="P99" text:outline-level="3">Deployment</text:h>
      <text:list xml:id="list35287880" text:style-name="L14">
        <text:list-item>
          <text:p text:style-name="P70"><text:a xlink:type="simple" xlink:href="http://xcat.sourceforge.net/man8/copycds-cdrom.8.html">copycds-cdrom</text:a> - client side wrapper for copycds supporting physical drives. </text:p>
        </text:list-item>
        <text:list-item>
          <text:p text:style-name="P70"><text:a xlink:type="simple" xlink:href="http://xcat.sourceforge.net/man8/copycds.8.html">copycds </text:a>- Copies Linux distributions and service levels from CDs to install directory. </text:p>
        </text:list-item>
      </text:list>
      <text:list xml:id="list35294709" text:style-name="L15">
        <text:list-item>
          <text:p text:style-name="P71"><text:a xlink:type="simple" xlink:href="http://xcat.sourceforge.net/man1/genimage.1.html">genimage</text:a> - Generates a stateless image to be used for a diskless install. </text:p>
        </text:list-item>
        <text:list-item>
          <text:p text:style-name="P71"><text:a xlink:type="simple" xlink:href="http://xcat.sourceforge.net/man1/geninitrd.1.html">geninitrd</text:a> - Regenerates the initrd for a stateless image to be used for a diskless install. </text:p>
        </text:list-item>
        <text:list-item>
          <text:p text:style-name="P71"><text:a xlink:type="simple" xlink:href="http://xcat.sourceforge.net/man1/mkdsklsnode.1.html">mkdsklsnode</text:a> - <text:s/>xCAT command to define and initialize AIX/NIM diskless machines. </text:p>
        </text:list-item>
        <text:list-item>
          <text:p text:style-name="P71"><text:a xlink:type="simple" xlink:href="http://xcat.sourceforge.net/man1/mknimimage.1.html">mknimimage</text:a> - xCAT command to create AIX image definitions. </text:p>
        </text:list-item>
        <text:list-item>
          <text:p text:style-name="P71"><text:a xlink:type="simple" xlink:href="http://xcat.sourceforge.net/man8/mknb.8.html">mknb</text:a> - creates a network boot root image for node discovery and flashing </text:p>
        </text:list-item>
        <text:list-item>
          <text:p text:style-name="P71"><text:a xlink:type="simple" xlink:href="http://xcat.sourceforge.net/man1/nimnodecust.1.html">nimnodecust </text:a>- xCAT command to customize AIX/NIM standalone machines. </text:p>
        </text:list-item>
        <text:list-item>
          <text:p text:style-name="P71"><text:a xlink:type="simple" xlink:href="http://xcat.sourceforge.net/man1/nimnodeset.1.html">nimnodeset </text:a>- xCAT command to initialize AIX/NIM standalone machines. </text:p>
        </text:list-item>
        <text:list-item>
          <text:p text:style-name="P71"><text:a xlink:type="simple" xlink:href="http://xcat.sourceforge.net/man8/nodeset.8.html">nodeset </text:a>- set the boot state for a noderange </text:p>
        </text:list-item>
      </text:list>
      <text:list xml:id="list35274770" text:style-name="L16">
        <text:list-item>
          <text:p text:style-name="P72"><text:a xlink:type="simple" xlink:href="http://xcat.sourceforge.net/man1/packimage.1.html">packimage</text:a> - Packs the stateless image from the chroot file system. </text:p>
        </text:list-item>
        <text:list-item>
          <text:p text:style-name="P72"><text:a xlink:type="simple" xlink:href="http://xcat.sourceforge.net/man1/rbootseq.1.html">rbootseq</text:a> - Persistently sets the order of boot devices for BladeCenter blades. </text:p>
        </text:list-item>
        <text:list-item>
          <text:p text:style-name="P72"><text:a xlink:type="simple" xlink:href="http://xcat.sourceforge.net/man8/rinstall.8.html">rinstall</text:a> - Begin installation on a noderange </text:p>
        </text:list-item>
        <text:list-item>
          <text:p text:style-name="P72"><text:a xlink:type="simple" xlink:href="http://xcat.sourceforge.net/man1/rmdsklsnode.1.html">rmdsklsnode</text:a> - Use this xCAT command to remove AIX/NIM diskless machine definitions.</text:p>
        </text:list-item>
        <text:list-item>
          <text:p text:style-name="P72"><text:a xlink:type="simple" xlink:href="http://xcat.sourceforge.net/man1/rmnimimage.1.html">rmnimimage</text:a> - xCAT command to remove an xCAT osimage definition and the associated NIM resources. </text:p>
        </text:list-item>
        <text:list-item>
          <text:p text:style-name="P72"><text:a xlink:type="simple" xlink:href="http://xcat.sourceforge.net/man8/setupiscsidev.8.html">setupiscsidev</text:a> - creates a LUN for a node to boot up with, using iSCSI. </text:p>
        </text:list-item>
        <text:list-item>
          <text:p text:style-name="P72"><text:a xlink:type="simple" xlink:href="http://xcat.sourceforge.net/man1/updateSNimage.1.html">updateSNimage</text:a> – (No longer used) Adds the needed Service Node configuration files to the install image. </text:p>
        </text:list-item>
        <text:list-item>
          <text:p text:style-name="P72"><text:a xlink:type="simple" xlink:href="http://xcat.sourceforge.net/man1/updatenode.1.html">updatenode</text:a> - Reruns postsctipts or runs additional scripts on the nodes.</text:p>
        </text:list-item>
        <text:list-item>
          <text:p text:style-name="P72"><text:a xlink:type="simple" xlink:href="http://xcat.sourceforge.net/man8/winstall.8.html">winstall</text:a> - <text:s/>Begin installation on a noderange and display in wcons </text:p>
        </text:list-item>
        <text:list-item>
          <text:p text:style-name="P72"><text:a xlink:type="simple" xlink:href="http://xcat.sourceforge.net/man1/xcat2nim.1.html">xcat2nim</text:a> - Use this command to create and manage AIX NIM definitions based on xCAT object definitions. </text:p>
        </text:list-item>
      </text:list>
      <text:h text:style-name="P99" text:outline-level="3">Others</text:h>
      <text:list xml:id="list35291581" text:style-name="L17">
        <text:list-item>
          <text:p text:style-name="P73"><text:a xlink:type="simple" xlink:href="http://xcat.sourceforge.net/man1/csm2xcat.1.html">csm2xcat</text:a><text:span text:style-name="T2"> </text:span><text:span text:style-name="T11">-</text:span><text:span text:style-name="T2"> </text:span>Migrates a CSM database to a xCAT database. </text:p>
        </text:list-item>
      </text:list>
      <text:list xml:id="list35281260" text:style-name="L18">
        <text:list-item>
          <text:p text:style-name="P74"><text:soft-page-break/><text:a xlink:type="simple" xlink:href="http://xcat.sourceforge.net/man8/makedhcp.8.html">makedhcp</text:a> - Creates new dhcp configuration files and updates live dhcp configuration using omapi. </text:p>
        </text:list-item>
        <text:list-item>
          <text:p text:style-name="P74"><text:a xlink:type="simple" xlink:href="http://xcat.sourceforge.net/man8/makedns.8.html">makedns</text:a> - sets up domain name services (DNS) from the entries in /etc/hosts. </text:p>
        </text:list-item>
        <text:list-item>
          <text:p text:style-name="P74"><text:a xlink:type="simple" xlink:href="http://xcat.sourceforge.net/man8/makehosts.8.html">makehosts</text:a> - sets up /etc/hosts from the xCAT hosts table.</text:p>
        </text:list-item>
        <text:list-item>
          <text:p text:style-name="P74"><text:a xlink:type="simple" xlink:href="http://xcat.sourceforge.net/man8/makeconservercf.8.html"><text:span text:style-name="T1">m</text:span></text:a><text:a xlink:type="simple" xlink:href="http://xcat.sourceforge.net/man8/makeconservercf.8.html"><text:span text:style-name="T17">akeconservercf</text:span></text:a><text:a xlink:type="simple" xlink:href="http://xcat.sourceforge.net/man8/makeconservercf.8.html"><text:span text:style-name="T12"> </text:span></text:a><text:a xlink:type="simple" xlink:href="http://xcat.sourceforge.net/man8/makeconservercf.8.html"><text:span text:style-name="T13">- </text:span></text:a><text:span text:style-name="T2">creates the conserver.cf configuration file and stops and starts conserver.</text:span></text:p>
        </text:list-item>
        <text:list-item>
          <text:p text:style-name="P74"><text:a xlink:type="simple" xlink:href="http://xcat.sourceforge.net/man8/makeknownhosts.8.html">makeknownhosts </text:a><text:span text:style-name="T2">– creates a ssh known_hosts file from the input node range. </text:span></text:p>
        </text:list-item>
        <text:list-item text:start-value="1">
          <text:p text:style-name="P74"><text:a xlink:type="simple" xlink:href="http://xcat.sourceforge.net/man8/makenetworks.8.html">makenetworks</text:a> - populates the xCAT networks table, using network information from the local system </text:p>
        </text:list-item>
      </text:list>
      <text:list xml:id="list35278410" text:style-name="L19">
        <text:list-item>
          <text:p text:style-name="P75"><text:a xlink:type="simple" xlink:href="http://xcat.sourceforge.net/man3/noderange.3.html">noderange</text:a> – Supported syntax for compactly expressing a list of node names.</text:p>
        </text:list-item>
        <text:list-item>
          <text:p text:style-name="P75"><text:a xlink:type="simple" xlink:href="http://xcat.sourceforge.net/man1/pbstop.1.html">pbstop</text:a> - Monitors your cluster in a terminal window. </text:p>
        </text:list-item>
        <text:list-item>
          <text:p text:style-name="P75"><text:a xlink:type="simple" xlink:href="http://xcat.sourceforge.net/man1/xcatconfig.8.html">xcatconfig</text:a> – setups up MN during install. <text:s/>Can be used to reinitialize keys, credentials, site table after install. </text:p>
        </text:list-item>
      </text:list>
      <text:list xml:id="list37200075" text:continue-list="list35281260" text:style-name="L18">
        <text:list-item text:start-value="1">
          <text:p text:style-name="P74"><text:a xlink:type="simple" xlink:href="http://xcat.sourceforge.net/man1/xcatstart.1.html">xcatstart</text:a> - Starts the xCAT daemon (xcatd) on AIX. </text:p>
        </text:list-item>
        <text:list-item>
          <text:p text:style-name="P74"><text:a xlink:type="simple" xlink:href="http://xcat.sourceforge.net/man1/xcatstop.1.html">xcatstop</text:a> - <text:s/>Stops the xCAT daemon (xcatd) on AIX. </text:p>
        </text:list-item>
      </text:list>
      <text:list xml:id="list35276316" text:style-name="L20">
        <text:list-item>
          <text:p text:style-name="P76"><text:a xlink:type="simple" xlink:href="http://xcat.sourceforge.net/man1/xCATWorld.1.html">xCATWorld</text:a> – Sample client program for xCAT. </text:p>
        </text:list-item>
      </text:list>
      <text:list xml:id="list37209788" text:continue-list="list35288079" text:style-name="L13">
        <text:list-item text:start-value="1">
          <text:p text:style-name="P69"><text:a xlink:type="simple" xlink:href="http://xcat.sourceforge.net/man1/xpbsnodes.1.html">xpbsnodes</text:a> - PBS pbsnodes front-end for a noderange. </text:p>
        </text:list-item>
      </text:list>
      <text:list xml:id="list35306720" text:style-name="L21">
        <text:list-item>
          <text:p text:style-name="P77"><text:a xlink:type="simple" xlink:href="http://xcat.sourceforge.net/man1/xcat.1.html">Summary of <text:s/>xCAT Commands</text:a> </text:p>
        </text:list-item>
      </text:list>
      <text:h text:style-name="P87" text:outline-level="1">Installing a xCAT Management Node</text:h>
      <text:p text:style-name="Body_20_Text_20_First_20_Indent">To install the xCAT Management Node (MN), <text:s/>the following steps are taken:</text:p>
      <text:list xml:id="list35281323" text:style-name="L22">
        <text:list-item>
          <text:p text:style-name="P78">Install the MN with t<text:span text:style-name="T16">he OS. <text:s/>Install all rpms from the OS. <text:s/>You will </text:span>probably be missing dependencies for xCAT later, if you do not. </text:p>
        </text:list-item>
        <text:list-item>
          <text:p text:style-name="P78">Configure Cluster-Facing NICS</text:p>
        </text:list-item>
        <text:list-item>
          <text:p text:style-name="P78">Configure NTP</text:p>
        </text:list-item>
        <text:list-item>
          <text:p text:style-name="P78">Configure Hostname</text:p>
        </text:list-item>
        <text:list-item>
          <text:p text:style-name="P78">Configure DNS or some hostname resolution method. </text:p>
        </text:list-item>
        <text:list-item>
          <text:p text:style-name="P78">Setup basic /etc/hosts file</text:p>
        </text:list-item>
        <text:list-item>
          <text:p text:style-name="P78">Configure ethernet switches</text:p>
        </text:list-item>
      </text:list>
      <text:p text:style-name="Standard"/>
      <text:p text:style-name="P30">Convention: In order to distinguish the operation among different OS or distros, the mark likes <text:span text:style-name="T34">[OS+distro+release] will be used before an operation to specify the applicable range of the operation.</text:span></text:p>
      <text:p text:style-name="P33">[RH] – applicable for all releases of RHEL and Fedora</text:p>
      <text:p text:style-name="P33">[RHEL] – applicable for distro RHEL</text:p>
      <text:p text:style-name="P33">[FEDORA] – applicable for distro Fedora</text:p>
      <text:p text:style-name="P33">[SLES] – applicable for distro SLES</text:p>
      <text:p text:style-name="P33">[SLES11] – applicable for distro SLES11</text:p>
      <text:h text:style-name="Heading_20_2" text:outline-level="2"><text:s/><text:span text:style-name="T38">Install a Linux Management Node with xCAT </text:span></text:h>
      <text:h text:style-name="P107" text:outline-level="3">Install the OS of Management Node</text:h>
      <text:p text:style-name="P23">For Linux platform, xCAT supports following OS distributions can be the OS of the Management Node:</text:p>
      <text:p text:style-name="P23"><text:span text:style-name="T24">[RHEL]:</text:span> rhels5.2, rhels5.3</text:p>
      <text:p text:style-name="P23"><text:span text:style-name="T24">[FEDORA]: </text:span>fedora8, fedora9</text:p>
      <text:p text:style-name="P23"><text:soft-page-break/><text:span text:style-name="T24">[SLES]: </text:span>sles10, sles11</text:p>
      <text:p text:style-name="P51"/>
      <text:h text:style-name="P108"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22"/>
      <text:h text:style-name="P102"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23"/>
      <text:p text:style-name="Standard"/>
      <text:h text:style-name="Heading_20_3" text:outline-level="3"><text:span text:style-name="T1">[RH] Disable the</text:span> SELinux</text:h>
      <text:p text:style-name="Standard">/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23"/>
      <text:h text:style-name="Heading_20_3" text:outline-level="3"><text:span text:style-name="T1">[RH] </text:span>Disable the Firewall</text:h>
      <text:p text:style-name="P23">The management node provides many services to the cluster nodes, but the firewall on the management node can interfere with this. <text:s/>If your cluster is on a secure network, the easiest thing to do is to disable the firewall on the management node:</text:p>
      <text:p text:style-name="P34">service iptables stop</text:p>
      <text:p text:style-name="P3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Configure the cluster-facing NICs <text:span text:style-name="T1">through the ifcfg-* file</text:span>. <text:span text:style-name="T1"><text:s/></text:span></text:p>
      <text:p text:style-name="P23">The location of the ifcfg-* file:</text:p>
      <text:p text:style-name="Standard"><text:span text:style-name="T24">[RH]:</text:span> <text:span text:style-name="T62">/etc/sysconfig/network-scripts/ifcfg-*</text:span></text:p>
      <text:p text:style-name="Standard"><text:span text:style-name="T24">[SLES]: </text:span>/<text:span text:style-name="T62">etc/sysconfig/network/ifcfg-*</text:span></text:p>
      <text:p text:style-name="P23"/>
      <text:p text:style-name="Standard"><text:soft-page-break/>An example <text:span text:style-name="T1">of the content of </text:span>ifcfg-* <text:span text:style-name="T1">file</text:span>:</text:p>
      <text:p text:style-name="P34">DEVICE=eth1</text:p>
      <text:p text:style-name="P34">ONBOOT=yes</text:p>
      <text:p text:style-name="P34">BOOTPROTO=static</text:p>
      <text:p text:style-name="P34">IPADDR=11.16.0.1</text:p>
      <text:p text:style-name="P34">NETMASK=255.255.0.0</text:p>
      <text:p text:style-name="Code"/>
      <text:h text:style-name="Heading_20_3" text:outline-level="3">Prevent DHCP client from overwriting DNS configuration</text:h>
      <text:p text:style-name="Standard"><text:span text:style-name="T1">If the management node will 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23"><text:span text:style-name="T24">[RH]:</text:span> <text:span text:style-name="T61">/etc/sysconfig/network-scripts/ifcfg-*</text:span></text:p>
      <text:p text:style-name="Standard"><text:span text:style-name="T24">[SLES]:</text:span><text:span text:style-name="T63"> </text:span><text:span text:style-name="T62">/etc/sysconfig/network/ifcfg-*</text:span></text:p>
      <text:p text:style-name="Standard"/>
      <text:h text:style-name="Heading_20_3" text:outline-level="3"/>
      <text:h text:style-name="Heading_20_3" text:outline-level="3">Configure Hostname</text:h>
      <text:p text:style-name="Standard"><text:span text:style-name="T22">[RH]:</text:span><text:span text:style-name="T1"> Edit the </text:span>/etc/sysconfig/network <text:span text:style-name="T1">and add</text:span> <text:span text:style-name="T1">entry</text:span> <text:span text:style-name="T1">'</text:span>HOSTNAME=(desired hostname)<text:span text:style-name="T1">'.</text:span></text:p>
      <text:p text:style-name="P23"/>
      <text:p text:style-name="P23"><text:span text:style-name="T24">[SLES]:</text:span> Edit the /etc/HOSTNAME and add the proper hostname.</text:p>
      <text:p text:style-name="P23"/>
      <text:h text:style-name="P109" text:outline-level="3">Setup the TimeZone</text:h>
      <text:p text:style-name="P38">Setup the correct timezone on the management node.</text:p>
      <text:h text:style-name="P110" text:outline-level="3">Configure DNS Resolution</text:h>
      <text:p text:style-name="Standard">/etc/resolv.conf should <text:span text:style-name="T1">contain the</text:span> <text:span text:style-name="T1">DNS for itself</text:span>.</text:p>
      <text:p text:style-name="Code">search cluster</text:p>
      <text:p text:style-name="Code">nameserver 11.16.0.1</text:p>
      <text:p text:style-name="P146"/>
      <text:h text:style-name="Heading_20_3" text:outline-level="3"><text:s/><text:span text:style-name="T1">Set up basic hosts file</text:span></text:h>
      <text:p text:style-name="P40">Ensure <text:span text:style-name="T1">the /etc/hosts has the entries of localhost and management node itself.</text:span></text:p>
      <text:p text:style-name="P39">127.0.0.1<text:tab/><text:tab/>localhost.localdomain localhost</text:p>
      <text:p text:style-name="P39">::1<text:tab/><text:tab/>localhost6.localdomain6 localhost6</text:p>
      <text:list xml:id="list36254524" text:style-name="L27">
        <text:list-item>
          <text:list>
            <text:list-item>
              <text:list>
                <text:list-item>
                  <text:list>
                    <text:list-item>
                      <text:p text:style-name="P142">xcat20mn.clusters.com xcat20mn</text:p>
                    </text:list-item>
                    <text:list-item>
                      <text:p text:style-name="P142"/>
                    </text:list-item>
                  </text:list>
                </text:list-item>
              </text:list>
            </text:list-item>
          </text:list>
        </text:list-item>
      </text:list>
      <text:p text:style-name="P86">Note: <text:span text:style-name="T49">Name resolution is required by xCAT. <text:s/>You can use a simple /etc/hosts mechanism or you can optionally set up a DNS name server. <text:s/>You can refer to section 4.3 </text:span><text:span text:style-name="T51">Configuring name resolution (optional) </text:span><text:span text:style-name="T49">in xCAT2onAIX for more details on how to setup DNS resolution and /etc/hosts.</text:span></text:p>
      <text:h text:style-name="Heading_20_3" text:outline-level="3">Restart Management Node <text:span text:style-name="T1">(optional)</text:span></text:h>
      <text:p text:style-name="Standard">Though it is possible to restart the correct services for all settings except SELinux, the simplest step</text:p>
      <text:p text:style-name="P40">would be to reboot the management server at this point.</text:p>
      <text:p text:style-name="P40"/>
      <text:h text:style-name="Heading_20_3" text:outline-level="3"><text:soft-page-break/><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11" text:outline-level="3"><text:s/><text:span text:style-name="T1">[RH] </text:span>Remove the package tftp-server</text:h>
      <text:p text:style-name="P41"><text:span text:style-name="T1">xCAT</text:span>ships <text:s/>the package atftp* package with its dependencies. This package conflicts with the tftp-server that is by default installed with <text:s/>the OS. <text:s/></text:p>
      <text:p text:style-name="P43">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0">rpm -e --nodeps tftp-server </text:p>
      <text:p text:style-name="P35"/>
      <text:h text:style-name="P112" text:outline-level="3"><text:s/><text:span text:style-name="T1">[RH] </text:span>Remove the package <text:span text:style-name="T5">OpenIPMI-tools</text:span></text:h>
      <text:p text:style-name="P41">The xCAT software ships its own ipmi-tools* package with its dependencies. <text:s text:c="2"/>This package conflicts with the OpenIPMIs-tool packages <text:span text:style-name="T1">of the OS</text:span>, <text:s/>which must be removed before xCAT is installed. <text:s/></text:p>
      <text:p text:style-name="P12"/>
      <text:h text:style-name="Heading_20_3" text:outline-level="3"><text:s/>Download and Install xCAT 2 From an MN That <text:span text:style-name="T48">Has</text:span> Internet Access</text:h>
      <text:p text:style-name="P23">XCAT can be downloaded and installed using YUM on RedHat systems or zypper on SLES systems.</text:p>
      <text:p text:style-name="Standard"><text:span text:style-name="T1">To download and install xCAT2 on RedHat systems, g</text:span>o to <text:s/>the <text:a xlink:type="simple" xlink:href="http://xcat.sourceforge.net/yum/download.html">xCAT Download</text:a> site in the section titled “<text:span text:style-name="T20">RPMs in directories, structured for YUM download</text:span> “. <text:s/>This allows you to get a repo file to put on your management node that will point YUM to the proper place to get the xCAT RPMs. <text:s text:c="2"/>Then follow the instructions in section “<text:span text:style-name="T20">Open Source Package Dependencies that xCAT Requires”</text:span><text:span text:style-name="T16"> to download the correct repo file for the xcat-dep packages</text:span><text:span text:style-name="T20">.</text:span></text:p>
      <text:p text:style-name="Standard"><text:span text:style-name="T20"/></text:p>
      <text:p text:style-name="Standard"><text:span text:style-name="T21">For</text:span><text:span text:style-name="T20"> SLES systems, <text:s/></text:span><text:span text:style-name="T21">just simply use the zypper command to add the xCAT download site into the zypper repository and then use the zypper command to download and install xCAT2.</text:span></text:p>
      <text:p text:style-name="P28">Note: disable any firewalls that could prevent the download. </text:p>
      <text:p text:style-name="P28"/>
      <text:p text:style-name="P29">Note:We have chosen ppc64 as our architecture and sles10, <text:s/>modify to suit your needs. </text:p>
      <text:h text:style-name="Heading_20_4" text:outline-level="4"><text:span text:style-name="T1">[RH] </text:span>Setup Yum</text:h>
      <text:p text:style-name="P14">Download Repository Files into the /etc/yum.repos.d.</text:p>
      <text:p text:style-name="Code">cd etc/yum.repos.d</text:p>
      <text:p text:style-name="P37">wget <text:span text:style-name="T14">http://xcat.sourceforge.net/yum/xcat-core/xCAT-core.repo</text:span></text:p>
      <text:p text:style-name="P37">wget <text:span text:style-name="T14">http://xcat.sourceforge.net/yum/xcat-dep/&lt;release&gt;/&lt;arch&gt;/xCAT-dep.repo</text:span></text:p>
      <text:p text:style-name="P27"/>
      <text:h text:style-name="Heading_20_4" text:outline-level="4"><text:soft-page-break/><text:span text:style-name="T1">[SLES] </text:span>Setup Zypper</text:h>
      <text:p text:style-name="P13">[SLES11]:</text:p>
      <text:p text:style-name="Code"><text:span text:style-name="T1">zypper ar </text:span><text:a xlink:type="simple" xlink:href="http://xcat.sf.net/yum/xcat-core"><text:span text:style-name="T1">http://xcat.sf.net/yum/xcat-core</text:span></text:a><text:span text:style-name="T1"> xCAT-core</text:span></text:p>
      <text:p text:style-name="P11"><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0">[SLES10.2+]:</text:p>
      <text:p text:style-name="P11"><text:span text:style-name="T1">zypper sa </text:span><text:a xlink:type="simple" xlink:href="http://xcat.sf.net/yum/xcat-core"><text:span text:style-name="T1">http://xcat.sf.net/yum/xcat-core</text:span></text:a><text:span text:style-name="T1"> xCAT-core</text:span></text:p>
      <text:p text:style-name="P11"><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6"/>
      <text:h text:style-name="Heading_20_3" text:outline-level="3"><text:s/>Download and Install xCAT 2 For an MN That Does <text:span text:style-name="T48">Not Have</text:span> Internet Access</text:h>
      <text:p text:style-name="Standard"><text:span text:style-name="T27">Go to the </text:span><text:a xlink:type="simple" xlink:href="http://xcat.sourceforge.net/yum/download.html"><text:span text:style-name="T27">xCAT Download</text:span></text:a><text:span text:style-name="T27"> site in the section titled </text:span><text:span text:style-name="T32">RPMs in tarball - download tarball ...</text:span><text:span text:style-name="T26"> <text:s/></text:span><text:span text:style-name="T28">Download the level of xCAT tarball you desire</text:span><text:span text:style-name="T29">d</text:span><text:span text:style-name="T28">. Go to the </text:span><text:a xlink:type="simple" xlink:href="http://sourceforge.net/project/showfiles.php?group_id=208749&amp;package_id=258529&amp;release_id=608981"><text:span text:style-name="T28">xCAT Dependencies Download</text:span></text:a><text:span text:style-name="T28"> page and get the latest xCAT dependency tarball. </text:span></text:p>
      <text:p text:style-name="P16"/>
      <text:h text:style-name="P115" text:outline-level="4"><text:span text:style-name="T1">Download the</text:span> tarballs</text:h>
      <text:p text:style-name="P17"><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14" text:outline-level="4"><text:span text:style-name="T1">[RH] </text:span>Setup YUM repositor<text:span text:style-name="T1">ies</text:span> for xCAT and Dependencies</text:h>
      <text:p text:style-name="P14">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15" text:outline-level="4"><text:span text:style-name="T1">[SLES] </text:span>Setup Zypper <text:span text:style-name="T20">repositor</text:span><text:span text:style-name="T21">ies</text:span> for xCAT and Dependencies</text:h>
      <text:p text:style-name="P14"><text:tab/></text:p>
      <text:p text:style-name="P13">[SLES 10.2+]:</text:p>
      <text:p text:style-name="P52"><text:span text:style-name="T59">zypper sa </text:span><text:a xlink:type="simple" xlink:href="/root/xcat2/xcat-dep/sles10/ppc64"><text:span text:style-name="T59">file:///root/xcat2/xcat-dep/sles10/&lt;arch&gt;</text:span></text:a><text:span text:style-name="T59"> xCAT-dep</text:span></text:p>
      <text:p text:style-name="P37"><text:span text:style-name="T60">zypper sa </text:span><text:a xlink:type="simple" xlink:href="/root/xcat2/core-snap"><text:span text:style-name="T60">file:///root/xcat2/</text:span></text:a><text:a xlink:type="simple" xlink:href="/root/xcat2/core-snap"><text:span text:style-name="T60">core-snap</text:span></text:a><text:span text:style-name="T60"> core-snap</text:span></text:p>
      <text:p text:style-name="P32"/>
      <text:p text:style-name="P13">[SLES 11]:</text:p>
      <text:p text:style-name="P37"><text:span text:style-name="T56">zypper</text:span><text:span text:style-name="T59"> ar </text:span><text:a xlink:type="simple" xlink:href="/root/xcat2/xcat-dep/sles10/ppc64"><text:span text:style-name="T59">file:///root/xcat2/xcat-dep/sles11/&lt;arch&gt;</text:span></text:a><text:span text:style-name="T59"> xCAT-dep</text:span></text:p>
      <text:p text:style-name="P37"><text:span text:style-name="T57">zypper</text:span><text:span text:style-name="T47"> ar </text:span><text:a xlink:type="simple" xlink:href="/root/xcat2/core-snap"><text:span text:style-name="T47">file:///root/xcat2/</text:span></text:a><text:a xlink:type="simple" xlink:href="/root/xcat2/core-snap"><text:span text:style-name="T47">core-snap</text:span></text:a><text:span text:style-name="T47"> core-snap</text:span></text:p>
      <text:p text:style-name="Standard"/>
      <text:p text:style-name="Standard">You can check status of zypper <text:span text:style-name="T1">using command </text:span><text:span text:style-name="T55">zypper</text:span> sl <text:span text:style-name="T1">and remove the zypper repository using comand zypper sd on SLES 10.2+ or zypper rr on SLES 11.</text:span></text:p>
      <text:p text:style-name="P45"/>
      <text:p text:style-name="P18">To update xCAT:</text:p>
      <text:p text:style-name="P37"><text:span text:style-name="T55">zypper</text:span> update --type package xCAT</text:p>
      <text:p text:style-name="P44"/>
      <text:h text:style-name="Heading_20_3" text:outline-level="3"><text:soft-page-break/><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48">has access</text:span> to the internet, you can simply create a file called <text:span text:style-name="T2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6">gpgkey=file:///etc/pki/rpm-gpg/RPM-GPG-KEY-fedora </text:span><text:a xlink:type="simple" xlink:href="/etc/pki/rpm-gpg/RPM-GPG-KEY"><text:span text:style-name="T9">file:///etc/pki/rpm-gpg/RPM-GPG-KEY</text:span></text:a></text:p>
      <text:p text:style-name="Standard"/>
      <text:p text:style-name="Standard">If you management node <text:span text:style-name="T48">does not have internet access</text:span>, then download the necessary fedora RPMs, copy them to the MN, and create a local YUM repository:</text:p>
      <text:p text:style-name="Standard"/>
      <text:p text:style-name="P19">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21">Note: if using Fedora 9, <text:s/>you must have at <text:span text:style-name="T6">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2">If you have the CD of RHEL</text:span><text:span text:style-name="T22">:</text:span></text:p>
      <text:p text:style-name="Standard"><text:span text:style-name="T1">C</text:span>reate a file call<text:span text:style-name="T1">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20">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21">For either case above:</text:p>
      <text:p text:style-name="Code">cd to where the RHEL CD image is and run</text:p>
      <text:p text:style-name="Code">rpm --import RPM-GPG-KEY-redhat-release </text:p>
      <text:p text:style-name="P34"/>
      <text:h text:style-name="Heading_20_4" text:outline-level="4"><text:span text:style-name="T1">[SLES] Set</text:span>up repository </text:h>
      <text:p text:style-name="Standard">If <text:span text:style-name="T1">you have</text:span> a SLES ISO:</text:p>
      <text:p text:style-name="P36">mkdir /iso</text:p>
      <text:p text:style-name="P36">copy <text:span text:style-name="T47">SLES11-DVD-ppc-GM-DVD1.iso </text:span><text:s/>to /iso/</text:p>
      <text:p text:style-name="P36">mkdir /iso/1</text:p>
      <text:p text:style-name="P36">cd /iso</text:p>
      <text:p text:style-name="P34">mount -o lo<text:span text:style-name="T58">op </text:span><text:span text:style-name="T6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22">[</text:span><text:span text:style-name="T24">RH</text:span><text:span text:style-name="T22">]</text:span><text:span text:style-name="T24">:</text:span></text:p>
      <text:p text:style-name="Code"><text:soft-page-break/>yum clean metadata</text:p>
      <text:p text:style-name="Code">yum install xCAT</text:p>
      <text:p text:style-name="Text_20_body"/>
      <text:p text:style-name="P46"><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21"><text:span text:style-name="T1">[RHEL]</text:span>:</text:p>
      <text:p text:style-name="Code">yum install yaboot-xcat.noarch</text:p>
      <text:p text:style-name="P10"/>
      <text:h text:style-name="Heading_20_3" text:outline-level="3"><text:s text:c="2"/>Test xCAT Installation</text:h>
      <text:p text:style-name="Standard">Add command to the path:</text:p>
      <text:p text:style-name="P34"><text:span text:style-name="T5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5286275" text:style-name="L23">
        <text:list-item>
          <text:p text:style-name="P79">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79">If the management node has access to the internet, the yum<text:span text:style-name="T1">/zypper</text:span> command below will pull the updates directly from the xCAT site.</text:p>
        </text:list-item>
      </text:list>
      <text:p text:style-name="Standard"/>
      <text:p text:style-name="P20">[RH]:</text:p>
      <text:p text:style-name="Code">yum update '*xCAT*'</text:p>
      <text:p text:style-name="Text_20_body"/>
      <text:p text:style-name="P46"><text:span text:style-name="T1">[</text:span>SLES<text:span text:style-name="T1">]</text:span>:</text:p>
      <text:p text:style-name="P34">zypper refresh</text:p>
      <text:p text:style-name="Code">zypper update -t package '*xCAT*'</text:p>
      <text:p text:style-name="Text_20_body"/>
      <text:p text:style-name="P31"><text:soft-page-break/>Note: If you have a service node stateless image in a hierachical configuration , don't forget to update the image with the new xCAT rpms to keep the service node at the same level as the management Node. </text:p>
      <text:list xml:id="list35286854" text:style-name="L24">
        <text:list-item>
          <text:list>
            <text:list-header>
              <text:p text:style-name="P85"/>
            </text:list-header>
          </text:list>
        </text:list-item>
      </text:list>
      <text:h text:style-name="P98" text:outline-level="2">Install an AIX Management Node with xCAT </text:h>
      <text:h text:style-name="Heading_20_3" text:outline-level="3">Setup xCAT Management Node </text:h>
      <text:list xml:id="list35302806" text:style-name="WW8Num27">
        <text:list-item>
          <text:p text:style-name="P116">Follow AIX documentation and procedures to install and configure the base AIX operating system. (Typically by using the product media.)</text:p>
        </text:list-item>
        <text:list-item>
          <text:p text:style-name="P116">Apply the latest software updates and fixes if needed.</text:p>
        </text:list-item>
        <text:list-item>
          <text:p text:style-name="P116">Install the latest versions of OpenSSL &amp; OpenSSH from the AIX Expansion Pack. <text:s text:c="2"/>This software can also be downloaded from the following sites.</text:p>
        </text:list-item>
      </text:list>
      <text:list xml:id="list35282893" text:style-name="WW8Num9">
        <text:list-header>
          <text:p text:style-name="P118">OpenSSH: </text:p>
          <text:p text:style-name="P120"><text:a xlink:type="simple" xlink:href="http://sourceforge.net/projects/openssh-aix">http://sourceforge.net/projects/openssh-aix</text:a></text:p>
          <text:p text:style-name="P120"/>
          <text:p text:style-name="P119">OpenSSL:</text:p>
        </text:list-header>
      </text:list>
      <text:p text:style-name="P121"><text:span text:style-name="T49"><text:tab/></text:span><text:a xlink:type="simple" xlink:href="https://www14.software.ibm.com/webapp/iwm/web/preLogin.do?source=aixbp"><text:span text:style-name="T49">https://www14.software.ibm.com/webapp/iwm/web/preLogin.do?source=aixbp</text:span></text:a></text:p>
      <text:p text:style-name="P122"/>
      <text:p text:style-name="P49"><text:span text:style-name="T10">Since these are </text:span><text:span text:style-name="T24">installp</text:span><text:span text:style-name="T10"> file sets you should run </text:span><text:span text:style-name="T24">/usr/sbin/updtvpkg</text:span><text:span text:style-name="T10"> to make sure that the RPM reflection of what was installed by </text:span><text:span text:style-name="T24">installp</text:span><text:span text:style-name="T10"> is updated.</text:span><text:span text:style-name="T2"> This makes it possible for RPM packages with a dependency on OpenSSL to recognize that the dependency is satisfied.</text:span></text:p>
      <text:p text:style-name="P50">NOTE: <text:s/>For easier downloading without a web browser, you may want to download and install the wget tool from the AIX Toolkit for Linux. <text:s/></text:p>
      <text:p text:style-name="P50"/>
      <text:p text:style-name="P50"/>
      <text:h text:style-name="P101" text:outline-level="3">Download and install the prerequisite Open Source Software (OSS)</text:h>
      <text:list xml:id="list35288923" text:style-name="WW8Num28">
        <text:list-item>
          <text:list>
            <text:list-item>
              <text:p text:style-name="P80"><text:span text:style-name="T25">Download the dep-aix-2.1.tar.gz <text:s/>tar file from</text:span><text:span text:style-name="T53"> </text:span><text:a xlink:type="simple" xlink:href="http://xcat.sourceforge.net/aix/download.html"><text:span text:style-name="T25">http://xcat.sourceforge.net/aix/download.html</text:span></text:a><text:span text:style-name="T53"> </text:span><text:span text:style-name="T25">and copy it to a convenient location on your xCAT management node.</text:span></text:p>
            </text:list-item>
            <text:list-item>
              <text:p text:style-name="P80">Unwrap the tar file.</text:p>
            </text:list-item>
            <text:list-item>
              <text:p text:style-name="P80">gunzip <text:s/>dep-aix-2.1.tar.gz</text:p>
            </text:list-item>
            <text:list-item>
              <text:p text:style-name="P80">tar –xvf <text:s/>dep-aix-2.1.tar</text:p>
            </text:list-item>
            <text:list-item text:start-value="1">
              <text:p text:style-name="P80">Read the README file.</text:p>
            </text:list-item>
            <text:list-item>
              <text:p text:style-name="P80">Run the instoss script (contained in the tar file) to install the OSS packages.</text:p>
            </text:list-item>
          </text:list>
        </text:list-item>
      </text:list>
      <text:p text:style-name="Text_20_body_20_indent"/>
      <text:h text:style-name="P104" text:outline-level="3">Verify that the following basic AIX services needed</text:h>
      <text:list xml:id="list37208286" text:continue-list="list35288923" text:style-name="WW8Num28">
        <text:list-item text:start-value="1">
          <text:list>
            <text:list-item text:start-value="1">
              <text:p text:style-name="P117">inted</text:p>
            </text:list-item>
          </text:list>
        </text:list-item>
      </text:list>
      <text:p text:style-name="P127"><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5">stopsrc -s inetd</text:p>
      <text:p text:style-name="P136">startsrc -s inetd</text:p>
      <text:p text:style-name="P137"/>
      <text:list xml:id="list37197606" text:continue-list="list37208286" text:style-name="WW8Num28">
        <text:list-item text:start-value="1">
          <text:list>
            <text:list-item text:start-value="1">
              <text:p text:style-name="P117">NFS</text:p>
            </text:list-item>
          </text:list>
        </text:list-item>
      </text:list>
      <text:p text:style-name="P127">NFS is required for all NIM installs. <text:s/>Ensure the NFS daemons are running:</text:p>
      <text:p text:style-name="P135">lssrc -g nfs</text:p>
      <text:p text:style-name="P128">If any NFS services are inoperative, you can stop and restart the entire group of services:</text:p>
      <text:p text:style-name="P135">stopsrc -g nfs</text:p>
      <text:p text:style-name="P135">startsrc -g nfs</text:p>
      <text:p text:style-name="P128">There are other system services that NFS depends on such as inetd, portmap, biod, and others. <text:s/>A handy trouble-shooting guide listing the required services can be found at:</text:p>
      <text:p text:style-name="P139"><text:a xlink:type="simple" xlink:href="http://publib.boulder.ibm.com/infocenter/systems/index.jsp?topic=/com.ibm.aix.commadmn/doc/commadmndita/nfs_troublesh.htm"><text:span text:style-name="T49">http://publib.boulder.ibm.com/infocenter/systems/index.jsp?topic=/com.ibm.aix.commadmn/doc/commadmndita/nfs_troublesh.htm</text:span></text:a></text:p>
      <text:p text:style-name="P138"/>
      <text:list xml:id="list37219893" text:continue-list="list37197606" text:style-name="WW8Num28">
        <text:list-item text:start-value="1">
          <text:list>
            <text:list-item text:start-value="1">
              <text:p text:style-name="P117">DNS ( name resolution)</text:p>
            </text:list-item>
          </text:list>
        </text:list-item>
      </text:list>
      <text:p text:style-name="P129"><text:span text:style-name="T49">Name resolution is required by xCAT. <text:s/>You can use a simple /etc/hosts mechanism, but setting up DNS would also work. <text:s/>You will need to have an accurate /etc/hosts file to use the xCAT makedns command. <text:s/>See </text:span><text:span text:style-name="T49"><text:reference-ref text:reference-format="text" text:ref-name="Set Up Basic hosts file">Error: Reference source not found</text:reference-ref></text:span><text:span text:style-name="T49">.</text:span></text:p>
      <text:p text:style-name="P129"><text:span text:style-name="T49"><text:s/>Make sure to verify and update the contents of both /etc/hosts (you may wish to use the xCAT </text:span><text:span text:style-name="T50">makehosts</text:span><text:span text:style-name="T49"> command to do this after your nodes have been defined) and </text:span><text:span text:style-name="T49">/etc/resolv.conf (for domain name and external name servers). <text:s/>See </text:span><text:span text:style-name="T49"><text:reference-ref text:reference-format="text" text:ref-name="Configure DNS Resolution">Error: Reference source not found</text:reference-ref></text:span><text:span text:style-name="T49">.</text:span></text:p>
      <text:p text:style-name="P130"/>
      <text:p text:style-name="P130"/>
      <text:h text:style-name="Heading_20_3" text:outline-level="3"><text:span text:style-name="T49">Download and Install the xCAT software</text:span><text:span text:style-name="T54"> </text:span></text:h>
      <text:list xml:id="list35293649" text:style-name="WW8Num14">
        <text:list-item>
          <text:list>
            <text:list-item>
              <text:list>
                <text:list-item>
                  <text:p text:style-name="P123">Download the latest xCAT for AIX tar file from <text:span text:style-name="T52"><text:s/></text:span><text:a xlink:type="simple" xlink:href="http://xcat.sourceforge.net/aix/download.html">http://xcat.sourceforge.net/aix/download.html</text:a><text:span text:style-name="T52"> </text:span>and copy it to a convenient location on your xCAT management node.</text:p>
                </text:list-item>
                <text:list-item>
                  <text:p text:style-name="P123">Unwrap the xCAT tar file. For example,</text:p>
                </text:list-item>
                <text:list-item>
                  <text:p text:style-name="P132">gunzip <text:s/>core-aix-2.1.tar.gz <text:s/></text:p>
                </text:list-item>
                <text:list-item>
                  <text:p text:style-name="P132">tar –xvf <text:s/>core-aix-2.1.tar </text:p>
                  <text:p text:style-name="P123"/>
                </text:list-item>
                <text:list-item text:start-value="1">
                  <text:p text:style-name="P123"><text:soft-page-break/>Run the <text:span text:style-name="T23">instxcat</text:span> script (contained in the tar file) to install the xCAT software. <text:s text:c="2"/>The post processing provided by the xCAT packages will perform some basic xCAT configuration. <text:s/>(This includes initializing the SQLite database and starting <text:span text:style-name="T23">xcatd</text:span> daemon processes.) </text:p>
                </text:list-item>
                <text:list-item>
                  <text:p text:style-name="P124">Execute the system profile file to set the xCAT paths. This file was updated during the xCAT post install processing. (“<text:span text:style-name="T18">. <text:s/>/etc/profile”). </text:span><text:span text:style-name="T34">( </text:span><text:span text:style-name="T33">Note</text:span><text:span text:style-name="T34">: Make sure you don't have a .profile file that overwrites the “PATH” environment variables.)</text:span></text:p>
                </text:list-item>
              </text:list>
            </text:list-item>
          </text:list>
        </text:list-item>
      </text:list>
      <text:h text:style-name="P105" text:outline-level="3">Verify the xCAT install </text:h>
      <text:list xml:id="list35279568" text:style-name="WW8Num29">
        <text:list-item>
          <text:p text:style-name="P125">Run the “<text:span text:style-name="T19">lsdef –h</text:span>” to check if the xCAT daemon is working. <text:s/>If you get a correct response then you should be ok. <text:s/></text:p>
          <text:p text:style-name="P140"/>
        </text:list-item>
        <text:list-item text:start-value="1">
          <text:p text:style-name="P125">Check to see if the initial xCAT definitions have been created. <text:s text:c="2"/>For example, you can run “<text:span text:style-name="T19">lsdef -t site -l</text:span>” to get a listing of the default site definition. <text:s text:c="2"/>You should see output similar to the following.</text:p>
        </text:list-item>
      </text:list>
      <text:list xml:id="list37201159" text:continue-list="list35282893" text:style-name="WW8Num9">
        <text:list-header>
          <text:p text:style-name="P126">----------------------------------------------------------------</text:p>
          <text:p text:style-name="P131">Setting the name of the site definition to 'clustersite'.</text:p>
          <text:p text:style-name="P131">Object name: clustersite</text:p>
          <text:p text:style-name="P131"><text:s text:c="4"/>domain=abc.foo.com</text:p>
          <text:p text:style-name="P131"><text:s text:c="4"/>installdir=/install</text:p>
          <text:p text:style-name="P131"><text:s text:c="4"/>tftpdir=/tftpboot</text:p>
          <text:p text:style-name="P131"><text:s text:c="4"/>master=7.104.46.27</text:p>
          <text:p text:style-name="P131"><text:s text:c="3"/><text:span text:style-name="T52"><text:s/></text:span><text:span text:style-name="T2">useSSHonAIX=no</text:span></text:p>
          <text:p text:style-name="P133"><text:s text:c="4"/>xcatdport=3001</text:p>
        </text:list-header>
      </text:list>
      <text:p text:style-name="P134"><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00"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00" text:outline-level="3"><text:soft-page-break/>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0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87" text:outline-level="1">Deploying and Maintaining Cluster Nodes </text:h>
      <text:h text:style-name="P98" text:outline-level="2">Linux Nodes</text:h>
      <text:p text:style-name="Body_20_Text_20_First_20_Indent">xCAT supports deployment of diskfull and diskless <text:s/>Linux nodes in the cluster. </text:p>
      <text:h text:style-name="P99"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99" text:outline-level="3">pLinux Cookbook</text:h>
      <text:p text:style-name="P4">The <text:a xlink:type="simple" xlink:href="http://xcat.svn.sourceforge.net/svnroot/xcat/xcat-core/trunk/xCAT-client/share/doc/xCAT2pLinux.pdf">xCAT2 pLinux Cookbook</text:a> provides <text:s/>information on setting up diskfull and diskless pLinux clusters. </text:p>
      <text:h text:style-name="P99"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5">BladeCenter How-to.</text:span></text:a></text:p>
      <text:h text:style-name="P99"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06" text:outline-level="3">SLES 10.1 notes</text:h>
      <text:p text:style-name="Body_20_Text_20_First_20_Indent"><text:span text:style-name="T2">Some helpful notes on <text:s/>installing <text:s/>SLES 10 SP1 are contained in the “</text:span><text:a xlink:type="simple" xlink:href="https://xcat.wiki.sourceforge.net/SLES10.1">SLES 10 SP 1 notes</text:a><text:span text:style-name="T2">”</text:span><text:span text:style-name="T41">.</text:span></text:p>
      <text:h text:style-name="Heading_20_2" text:outline-level="2">AIX Nodes</text:h>
      <text:p text:style-name="Body_20_Text_20_First_20_Indent">xCAT supports deployment of diskfull and diskless <text:s/>AIX nodes <text:s/>and mksysb installs in the cluster. <text:s/></text:p>
      <text:h text:style-name="P99" text:outline-level="3">AIX diskfull nodes </text:h>
      <text:p text:style-name="Body_20_Text_20_First_20_Indent">xCAT will install AIX standalone nodes using the NIM (Network Installion Management) “rte” method. <text:s/>NIM is an AIX tool <text:span text:style-name="T39">that enables a cluster administrator to centrally manage the installation and configuration of AIX and optional software on machines within a networked environment. <text:s/>XCAT </text:span><text:span text:style-name="T39">has features that will add you to automatically run the necessary NIM commands. <text:s/>The <text:s/>“</text:span><text:a xlink:type="simple" xlink:href="https://xcat.svn.sourceforge.net/svnroot/xcat/xcat-core/trunk/xCAT-client/share/doc/xCAT2onAIXinstall.pdf"><text:span text:style-name="T39">Installing AIX on Standalone Nodes</text:span></text:a><text:span text:style-name="T39"> “ how-to will guide you in this process. <text:s/></text:span></text:p>
      <text:h text:style-name="P103" text:outline-level="3"><text:soft-page-break/>AIX diskless nodes</text:h>
      <text:p text:style-name="Body_20_Text_20_First_20_Indent"><text:span text:style-name="T40">x</text:span><text:span text:style-name="T30">CAT supports deploying AIX diskless nodes using NIM. </text:span><text:span text:style-name="T31">The <text:s/>“</text:span><text:a xlink:type="simple" xlink:href="https://xcat.svn.sourceforge.net/svnroot/xcat/xcat-core/trunk/xCAT-client/share/doc/xCAT2onAIXDiskless.odt"><text:span text:style-name="T31">Booting AIX Diskless Nodes</text:span></text:a><text:span text:style-name="T31"> ” how-to describes the process for deploying <text:s/>AIX diskless nodes. </text:span></text:p>
      <text:p text:style-name="P6"/>
      <text:h text:style-name="P113" text:outline-level="3">AIX on JS blade installation</text:h>
      <text:p text:style-name="P42"/>
      <text:p text:style-name="P47"><text:span text:style-name="T64">The docume</text:span><text:span text:style-name="T36">nt </text:span><text:a xlink:type="simple" xlink:href="http://xcat.svn.sourceforge.net/svnroot/xcat/xcat-core/trunk/xCAT-client/share/doc/xCAT2AIXonJSblade.pdf"><text:span text:style-name="T37">xCAT2 AIX on JS blade – Howto</text:span></text:a><text:span text:style-name="T37"> </text:span><text:span text:style-name="T36">fo</text:span><text:span text:style-name="T1">cuses </text:span><text:span text:style-name="T64">on the step by step installation introduction for AIX on a JS blade center.</text:span></text:p>
      <text:h text:style-name="P94" text:outline-level="2">Updating the xCAT Cluster</text:h>
      <text:p text:style-name="Body_20_Text_20_First_20_Indent"><text:span text:style-name="T25">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5">updatenode</text:span></text:a><text:span text:style-name="T25"> function in xCAT to install additional software on the nodes. <text:s text:c="2"/>Other options are to use </text:span><text:span text:style-name="T3">nimnodecust, rolling update, <text:s text:c="2"/></text:span><text:a xlink:type="simple" xlink:href="http://xcat.sourceforge.net/man1/xdsh.1.html">xdsh </text:a><text:span text:style-name="T3">, update the <text:s/>diskless image and reboot etc.</text:span></text:p>
      <text:h text:style-name="P8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15"/>
      <text:h text:style-name="P8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88" text:outline-level="1"><text:soft-page-break/>Monitoring </text:h>
      <text:p text:style-name="Body_20_Text_20_First_20_Indent"><text:span text:style-name="T35">There are two monitoring infrastructures <text:s/>in xCAT 2.0. The </text:span><text:span text:style-name="T42">xCAT Monitoring Plug-in Infrastructure </text:span><text:span text:style-name="T35">allows you to plug-in one or more third party </text:span>monitoring software such as Ganglia, RMC, SNMP etc. to monitor the xCAT cluster. The <text:span text:style-name="T42">xCAT Notification Infrastructure </text:span><text:span text:style-name="T35">allows you to watch for the changes in xCAT </text:span><text:span text:style-name="T43">database tables.</text:span></text:p>
      <text:p text:style-name="Body_20_Text_20_First_20_Indent"><text:span text:style-name="T43">How to enable and use the xCAT Monitoring infrastructure is documented in the . </text:span><text:a xlink:type="simple" xlink:href="https://xcat.svn.sourceforge.net/svnroot/xcat/xcat-core/trunk/xCAT-client/share/doc/xCAT2-Monitoring.pdf"><text:span text:style-name="T43">“xCAT 2.0 Monitoring How-to”</text:span></text:a></text:p>
      <text:p text:style-name="Body_20_Text_20_First_20_Indent"/>
      <text:h text:style-name="P89" text:outline-level="1">xCAT imaging </text:h>
      <text:p text:style-name="P4"><text:span text:style-name="T44"><text:s/>Steps for <text:s/>imaging with xCAT are documented in </text:span><text:a xlink:type="simple" xlink:href="http://xcat.wiki.sourceforge.net/Partimage"><text:span text:style-name="T44">xCAT imaging with Partimage</text:span></text:a><text:span text:style-name="T44">.</text:span></text:p>
      <text:p text:style-name="P9"/>
      <text:h text:style-name="P89" text:outline-level="1">xCAT IB Support</text:h>
      <text:p text:style-name="Text_20_body_20_indent"><text:span text:style-name="T44">The </text:span><text:a xlink:type="simple" xlink:href="https://xcat.svn.sourceforge.net/svnroot/xcat/xcat-core/trunk/xCAT-client/share/doc/xCAT2IBsupport.pdf"><text:span text:style-name="T44">xCAT IB support documents</text:span></text:a><text:span text:style-name="T44"> will explain how to configure xCAT for infiniband.</text:span></text:p>
      <text:h text:style-name="P89" text:outline-level="1">Customize your installation methods</text:h>
      <text:p text:style-name="Body_20_Text_20_First_20_Indent"><text:span text:style-name="T44">How to setup customized methods of installation are documented in </text:span><text:a xlink:type="simple" xlink:href="http://xcat.wiki.sourceforge.net/BootTarget"><text:span text:style-name="T44">Boot Targets and Customized Installation methods.</text:span></text:a></text:p>
      <text:h text:style-name="P88"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88"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90" text:outline-level="1">x<text:span text:style-name="T25">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93" text:outline-level="1">x<text:span text:style-name="T25">CAT How-To(s)</text:span></text:h>
      <text:p text:style-name="Body_20_Text_20_First_20_Indent"><text:span text:style-name="T25">There have been a var</text:span><text:span text:style-name="T25">iety of </text:span><text:a xlink:type="simple" xlink:href="http://xcat.wiki.sourceforge.net/HowTos"><text:span text:style-name="T25">How-To's</text:span></text:a><text:span text:style-name="T25"> put out on the xCAT Wiki on various subjects and more are constantly beeing added. <text:s text:c="2"/>Check out the <text:s/></text:span><text:a xlink:type="simple" xlink:href="http://xcat.wiki.sourceforge.net/HowTos"><text:span text:style-name="T25">How-To's</text:span></text:a><text:span text:style-name="T25"> for valuable information. </text:span></text:p>
      <text:h text:style-name="P88"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88"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88" text:outline-level="1"><text:soft-page-break/>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3"/>
      <text:h text:style-name="P91" text:outline-level="1"><text:s/>References</text:h>
      <text:h text:style-name="P97" text:outline-level="2">xCAT Summary Commands and Database Tables</text:h>
      <text:p text:style-name="P48">Select here for <text:a xlink:type="simple" xlink:href="http://xcat.sf.net/man1/xcat.1.html">Summary of Commands</text:a>.</text:p>
      <text:p text:style-name="P48">Select here for <text:a xlink:type="simple" xlink:href="http://xcat.sf.net/man5/xcatdb.5.html">Summary of Database Tables</text:a>. </text:p>
      <text:p text:style-name="P48"/>
      <text:h text:style-name="P9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8">XCAT Developer Guide (TBD)</text:span></text:h>
      <text:p text:style-name="P4">This space will point to helpful hints and techniques for developers who would like to write code for xCAT. </text:p>
      <text:h text:style-name="Heading_20_1" text:outline-level="1"><text:s/><text:span text:style-name="T38">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8">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45">References</text:span></text:h>
      <text:list xml:id="list35293300" text:style-name="L25">
        <text:list-item>
          <text:p text:style-name="P145">xCAT web site: <text:s/><text:a xlink:type="simple" xlink:href="http://xcat.sf.net/">http://xcat.sf.net/</text:a> </text:p>
        </text:list-item>
        <text:list-item>
          <text:p text:style-name="P145">xCAT wiki: <text:s/><text:a xlink:type="simple" xlink:href="http://xcat.wiki.sourceforge.net/">http://xcat.wiki.sourceforge.net/</text:a> </text:p>
        </text:list-item>
        <text:list-item>
          <text:p text:style-name="P145">xCAT mailing list: <text:s/><text:a xlink:type="simple" xlink:href="http://xcat.org/mailman/listinfo/xcat-user">http://xcat.org/mailman/listinfo/xcat-user</text:a></text:p>
          <text:p text:style-name="P145"/>
        </text:list-item>
      </text:list>
      <text:h text:style-name="P90" text:outline-level="1" text:is-list-header="true"/>
      <text:h text:style-name="Heading_20_1" text:outline-level="1" text:is-list-header="true"/>
      <text:p text:style-name="Standard"/>
      <text:list xml:id="list35299295" text:style-name="L26">
        <text:list-item>
          <text:list>
            <text:list-header>
              <text:h text:style-name="P95" text:outline-level="2" text:is-list-header="true"/>
            </text:list-header>
          </text:list>
          <text:h text:style-name="P92"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creator>Guangcheng Li</dc:creator>
    <dc:date>2009-05-07T17:10:30.53</dc:date>
    <meta:printed-by>Egan Ford</meta:printed-by>
    <meta:print-date>2008-05-08T10:26:10</meta:print-date>
    <meta:editing-cycles>467</meta:editing-cycles>
    <meta:editing-duration>PT260H56M04S</meta:editing-duration>
    <meta:document-statistic meta:table-count="0" meta:image-count="0" meta:object-count="0" meta:page-count="23" meta:paragraph-count="627" meta:word-count="6539" meta:character-count="42087"/>
    <meta:user-defined meta:name="Info 1"/>
    <meta:user-defined meta:name="Info 2"/>
    <meta:user-defined meta:name="Info 3"/>
    <meta:user-defined meta:name="Info 4"/>
  </office:meta>
</office:document-meta>
</file>